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752in"/>
    </style:style>
    <style:style style:name="co5" style:family="table-column">
      <style:table-column-properties fo:break-before="auto" style:column-width="0.8839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2.0173in"/>
    </style:style>
    <style:style style:name="co8" style:family="table-column">
      <style:table-column-properties fo:break-before="auto" style:column-width="2.2063in"/>
    </style:style>
    <style:style style:name="co9" style:family="table-column">
      <style:table-column-properties fo:break-before="auto" style:column-width="2.4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cccc99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666666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 style:data-style-name="N0"/>
    <style:style style:name="ce6" style:family="table-cell" style:parent-style-name="Default" style:data-style-name="N99"/>
    <style:style style:name="ce7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8" style:family="table-cell" style:parent-style-name="Default">
      <style:table-cell-properties fo:background-color="#9999ff"/>
    </style:style>
    <style:style style:name="ce9" style:family="table-cell" style:parent-style-name="Default">
      <style:table-cell-properties fo:border-bottom="0.06pt solid #000000" fo:background-color="#ff6600" fo:border-left="none" fo:border-right="none" fo:border-top="0.06pt solid #000000"/>
    </style:style>
    <style:style style:name="ce10" style:family="table-cell" style:parent-style-name="Default">
      <style:table-cell-properties fo:background-color="#66ff66"/>
    </style:style>
    <style:style style:name="ce11" style:family="table-cell" style:parent-style-name="Default">
      <style:table-cell-properties fo:background-color="#cc9966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fo:background-color="#661900"/>
    </style:style>
    <style:style style:name="ce15" style:family="table-cell" style:parent-style-name="Default">
      <style:table-cell-properties fo:background-color="#cc99cc"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34" table:default-cell-style-name="Default"/>
        <table:table-column table:style-name="co2" table:number-columns-repeated="49" table:default-cell-style-name="Default"/>
        <table:table-column table:style-name="co3" table:number-columns-repeated="941" table:default-cell-style-name="Default"/>
        <table:table-row table:style-name="ro1">
          <table:table-cell table:number-columns-repeated="32"/>
          <table:table-cell table:style-name="ce8" table:number-columns-repeated="992"/>
        </table:table-row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92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number-columns-repeated="996"/>
        </table:table-row>
        <table:table-row table:style-name="ro1">
          <table:table-cell table:style-name="ce3" table:formula="of:=[.A5]-32" office:value-type="float" office:value="25" calcext:value-type="float">
            <text:p>25</text:p>
          </table:table-cell>
          <table:table-cell table:style-name="ce3" table:formula="of:=[.B5]-32" office:value-type="float" office:value="17" calcext:value-type="float">
            <text:p>17</text:p>
          </table:table-cell>
          <table:table-cell table:style-name="ce3" table:formula="of:=[.C5]-32" office:value-type="float" office:value="9" calcext:value-type="float">
            <text:p>9</text:p>
          </table:table-cell>
          <table:table-cell table:style-name="ce3" table:formula="of:=[.D5]-32" office:value-type="float" office:value="1" calcext:value-type="float">
            <text:p>1</text:p>
          </table:table-cell>
          <table:table-cell table:style-name="ce3" table:formula="of:=[.E5]-32" office:value-type="float" office:value="-7" calcext:value-type="float">
            <text:p>-7</text:p>
          </table:table-cell>
          <table:table-cell table:style-name="ce3" table:formula="of:=[.F5]-32" office:value-type="float" office:value="-15" calcext:value-type="float">
            <text:p>-15</text:p>
          </table:table-cell>
          <table:table-cell table:style-name="ce3" table:formula="of:=[.G5]-32" office:value-type="float" office:value="-23" calcext:value-type="float">
            <text:p>-23</text:p>
          </table:table-cell>
          <table:table-cell table:style-name="ce3" table:formula="of:=[.H5]-32" office:value-type="float" office:value="-31" calcext:value-type="float">
            <text:p>-31</text:p>
          </table:table-cell>
          <table:table-cell table:style-name="ce3" table:formula="of:=[.I5]-32" office:value-type="float" office:value="26" calcext:value-type="float">
            <text:p>26</text:p>
          </table:table-cell>
          <table:table-cell table:style-name="ce3" table:formula="of:=[.J5]-32" office:value-type="float" office:value="18" calcext:value-type="float">
            <text:p>18</text:p>
          </table:table-cell>
          <table:table-cell table:style-name="ce3" table:formula="of:=[.K5]-32" office:value-type="float" office:value="10" calcext:value-type="float">
            <text:p>10</text:p>
          </table:table-cell>
          <table:table-cell table:style-name="ce3" table:formula="of:=[.L5]-32" office:value-type="float" office:value="2" calcext:value-type="float">
            <text:p>2</text:p>
          </table:table-cell>
          <table:table-cell table:style-name="ce3" table:formula="of:=[.M5]-32" office:value-type="float" office:value="-6" calcext:value-type="float">
            <text:p>-6</text:p>
          </table:table-cell>
          <table:table-cell table:style-name="ce3" table:formula="of:=[.N5]-32" office:value-type="float" office:value="-14" calcext:value-type="float">
            <text:p>-14</text:p>
          </table:table-cell>
          <table:table-cell table:style-name="ce3" table:formula="of:=[.O5]-32" office:value-type="float" office:value="-22" calcext:value-type="float">
            <text:p>-22</text:p>
          </table:table-cell>
          <table:table-cell table:style-name="ce3" table:formula="of:=[.P5]-32" office:value-type="float" office:value="-30" calcext:value-type="float">
            <text:p>-30</text:p>
          </table:table-cell>
          <table:table-cell table:style-name="ce3" table:formula="of:=[.Q5]-32" office:value-type="float" office:value="27" calcext:value-type="float">
            <text:p>27</text:p>
          </table:table-cell>
          <table:table-cell table:style-name="ce3" table:formula="of:=[.R5]-32" office:value-type="float" office:value="19" calcext:value-type="float">
            <text:p>19</text:p>
          </table:table-cell>
          <table:table-cell table:style-name="ce3" table:formula="of:=[.S5]-32" office:value-type="float" office:value="11" calcext:value-type="float">
            <text:p>11</text:p>
          </table:table-cell>
          <table:table-cell table:style-name="ce3" table:formula="of:=[.T5]-32" office:value-type="float" office:value="3" calcext:value-type="float">
            <text:p>3</text:p>
          </table:table-cell>
          <table:table-cell table:style-name="ce3" table:formula="of:=[.U5]-32" office:value-type="float" office:value="-5" calcext:value-type="float">
            <text:p>-5</text:p>
          </table:table-cell>
          <table:table-cell table:style-name="ce3" table:formula="of:=[.V5]-32" office:value-type="float" office:value="-13" calcext:value-type="float">
            <text:p>-13</text:p>
          </table:table-cell>
          <table:table-cell table:style-name="ce3" table:formula="of:=[.W5]-32" office:value-type="float" office:value="-21" calcext:value-type="float">
            <text:p>-21</text:p>
          </table:table-cell>
          <table:table-cell table:style-name="ce3" table:formula="of:=[.X5]-32" office:value-type="float" office:value="-29" calcext:value-type="float">
            <text:p>-29</text:p>
          </table:table-cell>
          <table:table-cell table:style-name="ce3" table:formula="of:=[.Y5]-32" office:value-type="float" office:value="28" calcext:value-type="float">
            <text:p>28</text:p>
          </table:table-cell>
          <table:table-cell table:style-name="ce3" table:formula="of:=[.Z5]-32" office:value-type="float" office:value="20" calcext:value-type="float">
            <text:p>20</text:p>
          </table:table-cell>
          <table:table-cell table:style-name="ce3" table:formula="of:=[.AA5]-32" office:value-type="float" office:value="12" calcext:value-type="float">
            <text:p>12</text:p>
          </table:table-cell>
          <table:table-cell table:style-name="ce3" table:formula="of:=[.AB5]-32" office:value-type="float" office:value="4" calcext:value-type="float">
            <text:p>4</text:p>
          </table:table-cell>
          <table:table-cell table:style-name="ce3" table:number-columns-repeated="996"/>
        </table:table-row>
        <table:table-row table:style-name="ro1">
          <table:table-cell table:style-name="ce4" table:formula="of:=IF([.A6]&gt;0;[.A6];0)" office:value-type="float" office:value="25" calcext:value-type="float">
            <text:p>25</text:p>
          </table:table-cell>
          <table:table-cell table:style-name="ce4" table:formula="of:=IF([.B6]&gt;0;[.B6];0)" office:value-type="float" office:value="17" calcext:value-type="float">
            <text:p>17</text:p>
          </table:table-cell>
          <table:table-cell table:style-name="ce4" table:formula="of:=IF([.C6]&gt;0;[.C6];0)" office:value-type="float" office:value="9" calcext:value-type="float">
            <text:p>9</text:p>
          </table:table-cell>
          <table:table-cell table:style-name="ce4" table:formula="of:=IF([.D6]&gt;0;[.D6];0)" office:value-type="float" office:value="1" calcext:value-type="float">
            <text:p>1</text:p>
          </table:table-cell>
          <table:table-cell table:style-name="ce4" table:formula="of:=IF([.E6]&gt;0;[.E6];0)" office:value-type="float" office:value="0" calcext:value-type="float">
            <text:p>0</text:p>
          </table:table-cell>
          <table:table-cell table:style-name="ce4" table:formula="of:=IF([.F6]&gt;0;[.F6];0)" office:value-type="float" office:value="0" calcext:value-type="float">
            <text:p>0</text:p>
          </table:table-cell>
          <table:table-cell table:style-name="ce4" table:formula="of:=IF([.G6]&gt;0;[.G6];0)" office:value-type="float" office:value="0" calcext:value-type="float">
            <text:p>0</text:p>
          </table:table-cell>
          <table:table-cell table:style-name="ce4" table:formula="of:=IF([.H6]&gt;0;[.H6];0)" office:value-type="float" office:value="0" calcext:value-type="float">
            <text:p>0</text:p>
          </table:table-cell>
          <table:table-cell table:style-name="ce4" table:formula="of:=IF([.I6]&gt;0;[.I6];0)" office:value-type="float" office:value="26" calcext:value-type="float">
            <text:p>26</text:p>
          </table:table-cell>
          <table:table-cell table:style-name="ce4" table:formula="of:=IF([.J6]&gt;0;[.J6];0)" office:value-type="float" office:value="18" calcext:value-type="float">
            <text:p>18</text:p>
          </table:table-cell>
          <table:table-cell table:style-name="ce4" table:formula="of:=IF([.K6]&gt;0;[.K6];0)" office:value-type="float" office:value="10" calcext:value-type="float">
            <text:p>10</text:p>
          </table:table-cell>
          <table:table-cell table:style-name="ce4" table:formula="of:=IF([.L6]&gt;0;[.L6];0)" office:value-type="float" office:value="2" calcext:value-type="float">
            <text:p>2</text:p>
          </table:table-cell>
          <table:table-cell table:style-name="ce4" table:formula="of:=IF([.M6]&gt;0;[.M6];0)" office:value-type="float" office:value="0" calcext:value-type="float">
            <text:p>0</text:p>
          </table:table-cell>
          <table:table-cell table:style-name="ce4" table:formula="of:=IF([.N6]&gt;0;[.N6];0)" office:value-type="float" office:value="0" calcext:value-type="float">
            <text:p>0</text:p>
          </table:table-cell>
          <table:table-cell table:style-name="ce4" table:formula="of:=IF([.O6]&gt;0;[.O6];0)" office:value-type="float" office:value="0" calcext:value-type="float">
            <text:p>0</text:p>
          </table:table-cell>
          <table:table-cell table:style-name="ce4" table:formula="of:=IF([.P6]&gt;0;[.P6];0)" office:value-type="float" office:value="0" calcext:value-type="float">
            <text:p>0</text:p>
          </table:table-cell>
          <table:table-cell table:style-name="ce4" table:formula="of:=IF([.Q6]&gt;0;[.Q6];0)" office:value-type="float" office:value="27" calcext:value-type="float">
            <text:p>27</text:p>
          </table:table-cell>
          <table:table-cell table:style-name="ce4" table:formula="of:=IF([.R6]&gt;0;[.R6];0)" office:value-type="float" office:value="19" calcext:value-type="float">
            <text:p>19</text:p>
          </table:table-cell>
          <table:table-cell table:style-name="ce4" table:formula="of:=IF([.S6]&gt;0;[.S6];0)" office:value-type="float" office:value="11" calcext:value-type="float">
            <text:p>11</text:p>
          </table:table-cell>
          <table:table-cell table:style-name="ce4" table:formula="of:=IF([.T6]&gt;0;[.T6];0)" office:value-type="float" office:value="3" calcext:value-type="float">
            <text:p>3</text:p>
          </table:table-cell>
          <table:table-cell table:style-name="ce4" table:formula="of:=IF([.U6]&gt;0;[.U6];0)" office:value-type="float" office:value="0" calcext:value-type="float">
            <text:p>0</text:p>
          </table:table-cell>
          <table:table-cell table:style-name="ce4" table:formula="of:=IF([.V6]&gt;0;[.V6];0)" office:value-type="float" office:value="0" calcext:value-type="float">
            <text:p>0</text:p>
          </table:table-cell>
          <table:table-cell table:style-name="ce4" table:formula="of:=IF([.W6]&gt;0;[.W6];0)" office:value-type="float" office:value="0" calcext:value-type="float">
            <text:p>0</text:p>
          </table:table-cell>
          <table:table-cell table:style-name="ce4" table:formula="of:=IF([.X6]&gt;0;[.X6];0)" office:value-type="float" office:value="0" calcext:value-type="float">
            <text:p>0</text:p>
          </table:table-cell>
          <table:table-cell table:style-name="ce4" table:formula="of:=IF([.Y6]&gt;0;[.Y6];0)" office:value-type="float" office:value="28" calcext:value-type="float">
            <text:p>28</text:p>
          </table:table-cell>
          <table:table-cell table:style-name="ce4" table:formula="of:=IF([.Z6]&gt;0;[.Z6];0)" office:value-type="float" office:value="20" calcext:value-type="float">
            <text:p>20</text:p>
          </table:table-cell>
          <table:table-cell table:style-name="ce4" table:formula="of:=IF([.AA6]&gt;0;[.AA6];0)" office:value-type="float" office:value="12" calcext:value-type="float">
            <text:p>12</text:p>
          </table:table-cell>
          <table:table-cell table:style-name="ce4" table:formula="of:=IF([.AB6]&gt;0;[.AB6];0)" office:value-type="float" office:value="4" calcext:value-type="float">
            <text:p>4</text:p>
          </table:table-cell>
          <table:table-cell table:style-name="ce4" table:number-columns-repeated="996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6" table:formula="of:=[.A8]=[.A9]" office:value-type="boolean" office:boolean-value="true" calcext:value-type="boolean">
            <text:p>TRUE</text:p>
          </table:table-cell>
          <table:table-cell table:style-name="ce6" table:formula="of:=[.B8]=[.B9]" office:value-type="boolean" office:boolean-value="true" calcext:value-type="boolean">
            <text:p>TRUE</text:p>
          </table:table-cell>
          <table:table-cell table:style-name="ce6" table:formula="of:=[.C8]=[.C9]" office:value-type="boolean" office:boolean-value="true" calcext:value-type="boolean">
            <text:p>TRUE</text:p>
          </table:table-cell>
          <table:table-cell table:style-name="ce6" table:formula="of:=[.D8]=[.D9]" office:value-type="boolean" office:boolean-value="true" calcext:value-type="boolean">
            <text:p>TRUE</text:p>
          </table:table-cell>
          <table:table-cell table:style-name="ce6" table:formula="of:=[.E8]=[.E9]" office:value-type="boolean" office:boolean-value="true" calcext:value-type="boolean">
            <text:p>TRUE</text:p>
          </table:table-cell>
          <table:table-cell table:style-name="ce6" table:formula="of:=[.F8]=[.F9]" office:value-type="boolean" office:boolean-value="true" calcext:value-type="boolean">
            <text:p>TRUE</text:p>
          </table:table-cell>
          <table:table-cell table:style-name="ce6" table:formula="of:=[.G8]=[.G9]" office:value-type="boolean" office:boolean-value="true" calcext:value-type="boolean">
            <text:p>TRUE</text:p>
          </table:table-cell>
          <table:table-cell table:style-name="ce6" table:formula="of:=[.H8]=[.H9]" office:value-type="boolean" office:boolean-value="true" calcext:value-type="boolean">
            <text:p>TRUE</text:p>
          </table:table-cell>
          <table:table-cell table:style-name="ce6" table:formula="of:=[.I8]=[.I9]" office:value-type="boolean" office:boolean-value="true" calcext:value-type="boolean">
            <text:p>TRUE</text:p>
          </table:table-cell>
          <table:table-cell table:style-name="ce6" table:formula="of:=[.J8]=[.J9]" office:value-type="boolean" office:boolean-value="true" calcext:value-type="boolean">
            <text:p>TRUE</text:p>
          </table:table-cell>
          <table:table-cell table:style-name="ce6" table:formula="of:=[.K8]=[.K9]" office:value-type="boolean" office:boolean-value="true" calcext:value-type="boolean">
            <text:p>TRUE</text:p>
          </table:table-cell>
          <table:table-cell table:style-name="ce6" table:formula="of:=[.L8]=[.L9]" office:value-type="boolean" office:boolean-value="true" calcext:value-type="boolean">
            <text:p>TRUE</text:p>
          </table:table-cell>
          <table:table-cell table:style-name="ce6" table:formula="of:=[.M8]=[.M9]" office:value-type="boolean" office:boolean-value="true" calcext:value-type="boolean">
            <text:p>TRUE</text:p>
          </table:table-cell>
          <table:table-cell table:style-name="ce6" table:formula="of:=[.N8]=[.N9]" office:value-type="boolean" office:boolean-value="true" calcext:value-type="boolean">
            <text:p>TRUE</text:p>
          </table:table-cell>
          <table:table-cell table:style-name="ce6" table:formula="of:=[.O8]=[.O9]" office:value-type="boolean" office:boolean-value="true" calcext:value-type="boolean">
            <text:p>TRUE</text:p>
          </table:table-cell>
          <table:table-cell table:style-name="ce6" table:formula="of:=[.P8]=[.P9]" office:value-type="boolean" office:boolean-value="true" calcext:value-type="boolean">
            <text:p>TRUE</text:p>
          </table:table-cell>
          <table:table-cell table:style-name="ce6" table:formula="of:=[.Q8]=[.Q9]" office:value-type="boolean" office:boolean-value="true" calcext:value-type="boolean">
            <text:p>TRUE</text:p>
          </table:table-cell>
          <table:table-cell table:style-name="ce6" table:formula="of:=[.R8]=[.R9]" office:value-type="boolean" office:boolean-value="true" calcext:value-type="boolean">
            <text:p>TRUE</text:p>
          </table:table-cell>
          <table:table-cell table:style-name="ce6" table:formula="of:=[.S8]=[.S9]" office:value-type="boolean" office:boolean-value="true" calcext:value-type="boolean">
            <text:p>TRUE</text:p>
          </table:table-cell>
          <table:table-cell table:style-name="ce6" table:formula="of:=[.T8]=[.T9]" office:value-type="boolean" office:boolean-value="true" calcext:value-type="boolean">
            <text:p>TRUE</text:p>
          </table:table-cell>
          <table:table-cell table:style-name="ce6" table:formula="of:=[.U8]=[.U9]" office:value-type="boolean" office:boolean-value="true" calcext:value-type="boolean">
            <text:p>TRUE</text:p>
          </table:table-cell>
          <table:table-cell table:style-name="ce6" table:formula="of:=[.V8]=[.V9]" office:value-type="boolean" office:boolean-value="true" calcext:value-type="boolean">
            <text:p>TRUE</text:p>
          </table:table-cell>
          <table:table-cell table:style-name="ce6" table:formula="of:=[.W8]=[.W9]" office:value-type="boolean" office:boolean-value="true" calcext:value-type="boolean">
            <text:p>TRUE</text:p>
          </table:table-cell>
          <table:table-cell table:style-name="ce6" table:formula="of:=[.X8]=[.X9]" office:value-type="boolean" office:boolean-value="true" calcext:value-type="boolean">
            <text:p>TRUE</text:p>
          </table:table-cell>
          <table:table-cell table:style-name="ce6" table:formula="of:=[.Y8]=[.Y9]" office:value-type="boolean" office:boolean-value="true" calcext:value-type="boolean">
            <text:p>TRUE</text:p>
          </table:table-cell>
          <table:table-cell table:style-name="ce6" table:formula="of:=[.Z8]=[.Z9]" office:value-type="boolean" office:boolean-value="true" calcext:value-type="boolean">
            <text:p>TRUE</text:p>
          </table:table-cell>
          <table:table-cell table:style-name="ce6" table:formula="of:=[.AA8]=[.AA9]" office:value-type="boolean" office:boolean-value="true" calcext:value-type="boolean">
            <text:p>TRUE</text:p>
          </table:table-cell>
          <table:table-cell table:style-name="ce6" table:formula="of:=[.AB8]=[.AB9]" office:value-type="boolean" office:boolean-value="true" calcext:value-type="boolean">
            <text:p>TRUE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996"/>
        </table:table-row>
        <table:table-row table:style-name="ro1">
          <table:table-cell table:style-name="ce3" table:formula="of:=[.A12]-32" office:value-type="float" office:value="31" calcext:value-type="float">
            <text:p>31</text:p>
          </table:table-cell>
          <table:table-cell table:style-name="ce3" table:formula="of:=[.B12]-32" office:value-type="float" office:value="23" calcext:value-type="float">
            <text:p>23</text:p>
          </table:table-cell>
          <table:table-cell table:style-name="ce3" table:formula="of:=[.C12]-32" office:value-type="float" office:value="15" calcext:value-type="float">
            <text:p>15</text:p>
          </table:table-cell>
          <table:table-cell table:style-name="ce3" table:formula="of:=[.D12]-32" office:value-type="float" office:value="7" calcext:value-type="float">
            <text:p>7</text:p>
          </table:table-cell>
          <table:table-cell table:style-name="ce3" table:formula="of:=[.E12]-32" office:value-type="float" office:value="-1" calcext:value-type="float">
            <text:p>-1</text:p>
          </table:table-cell>
          <table:table-cell table:style-name="ce3" table:formula="of:=[.F12]-32" office:value-type="float" office:value="-9" calcext:value-type="float">
            <text:p>-9</text:p>
          </table:table-cell>
          <table:table-cell table:style-name="ce3" table:formula="of:=[.G12]-32" office:value-type="float" office:value="-17" calcext:value-type="float">
            <text:p>-17</text:p>
          </table:table-cell>
          <table:table-cell table:style-name="ce3" table:formula="of:=[.H12]-32" office:value-type="float" office:value="-25" calcext:value-type="float">
            <text:p>-25</text:p>
          </table:table-cell>
          <table:table-cell table:style-name="ce3" table:formula="of:=[.I12]-32" office:value-type="float" office:value="30" calcext:value-type="float">
            <text:p>30</text:p>
          </table:table-cell>
          <table:table-cell table:style-name="ce3" table:formula="of:=[.J12]-32" office:value-type="float" office:value="22" calcext:value-type="float">
            <text:p>22</text:p>
          </table:table-cell>
          <table:table-cell table:style-name="ce3" table:formula="of:=[.K12]-32" office:value-type="float" office:value="14" calcext:value-type="float">
            <text:p>14</text:p>
          </table:table-cell>
          <table:table-cell table:style-name="ce3" table:formula="of:=[.L12]-32" office:value-type="float" office:value="6" calcext:value-type="float">
            <text:p>6</text:p>
          </table:table-cell>
          <table:table-cell table:style-name="ce3" table:formula="of:=[.M12]-32" office:value-type="float" office:value="-2" calcext:value-type="float">
            <text:p>-2</text:p>
          </table:table-cell>
          <table:table-cell table:style-name="ce3" table:formula="of:=[.N12]-32" office:value-type="float" office:value="-10" calcext:value-type="float">
            <text:p>-10</text:p>
          </table:table-cell>
          <table:table-cell table:style-name="ce3" table:formula="of:=[.O12]-32" office:value-type="float" office:value="-18" calcext:value-type="float">
            <text:p>-18</text:p>
          </table:table-cell>
          <table:table-cell table:style-name="ce3" table:formula="of:=[.P12]-32" office:value-type="float" office:value="-26" calcext:value-type="float">
            <text:p>-26</text:p>
          </table:table-cell>
          <table:table-cell table:style-name="ce3" table:formula="of:=[.Q12]-32" office:value-type="float" office:value="29" calcext:value-type="float">
            <text:p>29</text:p>
          </table:table-cell>
          <table:table-cell table:style-name="ce3" table:formula="of:=[.R12]-32" office:value-type="float" office:value="21" calcext:value-type="float">
            <text:p>21</text:p>
          </table:table-cell>
          <table:table-cell table:style-name="ce3" table:formula="of:=[.S12]-32" office:value-type="float" office:value="13" calcext:value-type="float">
            <text:p>13</text:p>
          </table:table-cell>
          <table:table-cell table:style-name="ce3" table:formula="of:=[.T12]-32" office:value-type="float" office:value="5" calcext:value-type="float">
            <text:p>5</text:p>
          </table:table-cell>
          <table:table-cell table:style-name="ce3" table:formula="of:=[.U12]-32" office:value-type="float" office:value="-3" calcext:value-type="float">
            <text:p>-3</text:p>
          </table:table-cell>
          <table:table-cell table:style-name="ce3" table:formula="of:=[.V12]-32" office:value-type="float" office:value="-11" calcext:value-type="float">
            <text:p>-11</text:p>
          </table:table-cell>
          <table:table-cell table:style-name="ce3" table:formula="of:=[.W12]-32" office:value-type="float" office:value="-19" calcext:value-type="float">
            <text:p>-19</text:p>
          </table:table-cell>
          <table:table-cell table:style-name="ce3" table:formula="of:=[.X12]-32" office:value-type="float" office:value="-27" calcext:value-type="float">
            <text:p>-27</text:p>
          </table:table-cell>
          <table:table-cell table:style-name="ce3" table:formula="of:=[.Y12]-32" office:value-type="float" office:value="-4" calcext:value-type="float">
            <text:p>-4</text:p>
          </table:table-cell>
          <table:table-cell table:style-name="ce3" table:formula="of:=[.Z12]-32" office:value-type="float" office:value="-12" calcext:value-type="float">
            <text:p>-12</text:p>
          </table:table-cell>
          <table:table-cell table:style-name="ce3" table:formula="of:=[.AA12]-32" office:value-type="float" office:value="-20" calcext:value-type="float">
            <text:p>-20</text:p>
          </table:table-cell>
          <table:table-cell table:style-name="ce3" table:formula="of:=[.AB12]-32" office:value-type="float" office:value="-28" calcext:value-type="float">
            <text:p>-28</text:p>
          </table:table-cell>
          <table:table-cell table:style-name="ce3" table:number-columns-repeated="996"/>
        </table:table-row>
        <table:table-row table:style-name="ro1">
          <table:table-cell table:style-name="ce4" table:formula="of:=IF([.A13]&gt;0;[.A13];0)" office:value-type="float" office:value="31" calcext:value-type="float">
            <text:p>31</text:p>
          </table:table-cell>
          <table:table-cell table:style-name="ce4" table:formula="of:=IF([.B13]&gt;0;[.B13];0)" office:value-type="float" office:value="23" calcext:value-type="float">
            <text:p>23</text:p>
          </table:table-cell>
          <table:table-cell table:style-name="ce4" table:formula="of:=IF([.C13]&gt;0;[.C13];0)" office:value-type="float" office:value="15" calcext:value-type="float">
            <text:p>15</text:p>
          </table:table-cell>
          <table:table-cell table:style-name="ce4" table:formula="of:=IF([.D13]&gt;0;[.D13];0)" office:value-type="float" office:value="7" calcext:value-type="float">
            <text:p>7</text:p>
          </table:table-cell>
          <table:table-cell table:style-name="ce4" table:formula="of:=IF([.E13]&gt;0;[.E13];0)" office:value-type="float" office:value="0" calcext:value-type="float">
            <text:p>0</text:p>
          </table:table-cell>
          <table:table-cell table:style-name="ce4" table:formula="of:=IF([.F13]&gt;0;[.F13];0)" office:value-type="float" office:value="0" calcext:value-type="float">
            <text:p>0</text:p>
          </table:table-cell>
          <table:table-cell table:style-name="ce4" table:formula="of:=IF([.G13]&gt;0;[.G13];0)" office:value-type="float" office:value="0" calcext:value-type="float">
            <text:p>0</text:p>
          </table:table-cell>
          <table:table-cell table:style-name="ce4" table:formula="of:=IF([.H13]&gt;0;[.H13];0)" office:value-type="float" office:value="0" calcext:value-type="float">
            <text:p>0</text:p>
          </table:table-cell>
          <table:table-cell table:style-name="ce4" table:formula="of:=IF([.I13]&gt;0;[.I13];0)" office:value-type="float" office:value="30" calcext:value-type="float">
            <text:p>30</text:p>
          </table:table-cell>
          <table:table-cell table:style-name="ce4" table:formula="of:=IF([.J13]&gt;0;[.J13];0)" office:value-type="float" office:value="22" calcext:value-type="float">
            <text:p>22</text:p>
          </table:table-cell>
          <table:table-cell table:style-name="ce4" table:formula="of:=IF([.K13]&gt;0;[.K13];0)" office:value-type="float" office:value="14" calcext:value-type="float">
            <text:p>14</text:p>
          </table:table-cell>
          <table:table-cell table:style-name="ce4" table:formula="of:=IF([.L13]&gt;0;[.L13];0)" office:value-type="float" office:value="6" calcext:value-type="float">
            <text:p>6</text:p>
          </table:table-cell>
          <table:table-cell table:style-name="ce4" table:formula="of:=IF([.M13]&gt;0;[.M13];0)" office:value-type="float" office:value="0" calcext:value-type="float">
            <text:p>0</text:p>
          </table:table-cell>
          <table:table-cell table:style-name="ce4" table:formula="of:=IF([.N13]&gt;0;[.N13];0)" office:value-type="float" office:value="0" calcext:value-type="float">
            <text:p>0</text:p>
          </table:table-cell>
          <table:table-cell table:style-name="ce4" table:formula="of:=IF([.O13]&gt;0;[.O13];0)" office:value-type="float" office:value="0" calcext:value-type="float">
            <text:p>0</text:p>
          </table:table-cell>
          <table:table-cell table:style-name="ce4" table:formula="of:=IF([.P13]&gt;0;[.P13];0)" office:value-type="float" office:value="0" calcext:value-type="float">
            <text:p>0</text:p>
          </table:table-cell>
          <table:table-cell table:style-name="ce4" table:formula="of:=IF([.Q13]&gt;0;[.Q13];0)" office:value-type="float" office:value="29" calcext:value-type="float">
            <text:p>29</text:p>
          </table:table-cell>
          <table:table-cell table:style-name="ce4" table:formula="of:=IF([.R13]&gt;0;[.R13];0)" office:value-type="float" office:value="21" calcext:value-type="float">
            <text:p>21</text:p>
          </table:table-cell>
          <table:table-cell table:style-name="ce4" table:formula="of:=IF([.S13]&gt;0;[.S13];0)" office:value-type="float" office:value="13" calcext:value-type="float">
            <text:p>13</text:p>
          </table:table-cell>
          <table:table-cell table:style-name="ce4" table:formula="of:=IF([.T13]&gt;0;[.T13];0)" office:value-type="float" office:value="5" calcext:value-type="float">
            <text:p>5</text:p>
          </table:table-cell>
          <table:table-cell table:style-name="ce4" table:formula="of:=IF([.U13]&gt;0;[.U13];0)" office:value-type="float" office:value="0" calcext:value-type="float">
            <text:p>0</text:p>
          </table:table-cell>
          <table:table-cell table:style-name="ce4" table:formula="of:=IF([.V13]&gt;0;[.V13];0)" office:value-type="float" office:value="0" calcext:value-type="float">
            <text:p>0</text:p>
          </table:table-cell>
          <table:table-cell table:style-name="ce4" table:formula="of:=IF([.W13]&gt;0;[.W13];0)" office:value-type="float" office:value="0" calcext:value-type="float">
            <text:p>0</text:p>
          </table:table-cell>
          <table:table-cell table:style-name="ce4" table:formula="of:=IF([.X13]&gt;0;[.X13];0)" office:value-type="float" office:value="0" calcext:value-type="float">
            <text:p>0</text:p>
          </table:table-cell>
          <table:table-cell table:style-name="ce4" table:formula="of:=IF([.Y13]&gt;0;[.Y13];0)" office:value-type="float" office:value="0" calcext:value-type="float">
            <text:p>0</text:p>
          </table:table-cell>
          <table:table-cell table:style-name="ce4" table:formula="of:=IF([.Z13]&gt;0;[.Z13];0)" office:value-type="float" office:value="0" calcext:value-type="float">
            <text:p>0</text:p>
          </table:table-cell>
          <table:table-cell table:style-name="ce4" table:formula="of:=IF([.AA13]&gt;0;[.AA13];0)" office:value-type="float" office:value="0" calcext:value-type="float">
            <text:p>0</text:p>
          </table:table-cell>
          <table:table-cell table:style-name="ce4" table:formula="of:=IF([.AB13]&gt;0;[.AB13];0)" office:value-type="float" office:value="0" calcext:value-type="float">
            <text:p>0</text:p>
          </table:table-cell>
          <table:table-cell table:style-name="ce4" table:number-columns-repeated="99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1</text:p>
          </table:table-cell>
          <table:table-cell table:formula="of:=[.B8]" office:value-type="float" office:value="0" calcext:value-type="float">
            <text:p>0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1" calcext:value-type="float">
            <text:p>1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0" calcext:value-type="float">
            <text:p>0</text:p>
          </table:table-cell>
          <table:table-cell table:formula="of:=[.G8]" office:value-type="float" office:value="1" calcext:value-type="float">
            <text:p>1</text:p>
          </table:table-cell>
          <table:table-cell table:formula="of:=[.H8]" office:value-type="float" office:value="0" calcext:value-type="float">
            <text:p>0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0" calcext:value-type="float">
            <text:p>0</text:p>
          </table:table-cell>
          <table:table-cell table:formula="of:=[.K8]" office:value-type="float" office:value="1" calcext:value-type="float">
            <text:p>1</text:p>
          </table:table-cell>
          <table:table-cell table:formula="of:=[.L8]" office:value-type="float" office:value="1" calcext:value-type="float">
            <text:p>1</text:p>
          </table:table-cell>
          <table:table-cell table:formula="of:=[.M8]" office:value-type="float" office:value="1" calcext:value-type="float">
            <text:p>1</text:p>
          </table:table-cell>
          <table:table-cell table:formula="of:=[.N8]" office:value-type="float" office:value="0" calcext:value-type="float">
            <text:p>0</text:p>
          </table:table-cell>
          <table:table-cell table:formula="of:=[.O8]" office:value-type="float" office:value="0" calcext:value-type="float">
            <text:p>0</text:p>
          </table:table-cell>
          <table:table-cell table:formula="of:=[.P8]" office:value-type="float" office:value="0" calcext:value-type="float">
            <text:p>0</text:p>
          </table:table-cell>
          <table:table-cell table:formula="of:=[.Q8]" office:value-type="float" office:value="1" calcext:value-type="float">
            <text:p>1</text:p>
          </table:table-cell>
          <table:table-cell table:formula="of:=[.R8]" office:value-type="float" office:value="0" calcext:value-type="float">
            <text:p>0</text:p>
          </table:table-cell>
          <table:table-cell table:formula="of:=[.S8]" office:value-type="float" office:value="1" calcext:value-type="float">
            <text:p>1</text:p>
          </table:table-cell>
          <table:table-cell table:formula="of:=[.T8]" office:value-type="float" office:value="1" calcext:value-type="float">
            <text:p>1</text:p>
          </table:table-cell>
          <table:table-cell table:formula="of:=[.U8]" office:value-type="float" office:value="1" calcext:value-type="float">
            <text:p>1</text:p>
          </table:table-cell>
          <table:table-cell table:formula="of:=[.V8]" office:value-type="float" office:value="0" calcext:value-type="float">
            <text:p>0</text:p>
          </table:table-cell>
          <table:table-cell table:formula="of:=[.W8]" office:value-type="float" office:value="1" calcext:value-type="float">
            <text:p>1</text:p>
          </table:table-cell>
          <table:table-cell table:formula="of:=[.X8]" office:value-type="float" office:value="0" calcext:value-type="float">
            <text:p>0</text:p>
          </table:table-cell>
          <table:table-cell table:formula="of:=[.Y8]" office:value-type="float" office:value="1" calcext:value-type="float">
            <text:p>1</text:p>
          </table:table-cell>
          <table:table-cell table:formula="of:=[.Z8]" office:value-type="float" office:value="1" calcext:value-type="float">
            <text:p>1</text:p>
          </table:table-cell>
          <table:table-cell table:formula="of:=[.AA8]" office:value-type="float" office:value="0" calcext:value-type="float">
            <text:p>0</text:p>
          </table:table-cell>
          <table:table-cell table:formula="of:=[.AB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1</text:p>
          </table:table-cell>
          <table:table-cell table:formula="of:=[.B15]" office:value-type="float" office:value="1" calcext:value-type="float">
            <text:p>1</text:p>
          </table:table-cell>
          <table:table-cell table:formula="of:=[.C15]" office:value-type="float" office:value="0" calcext:value-type="float">
            <text:p>0</text:p>
          </table:table-cell>
          <table:table-cell table:formula="of:=[.D15]" office:value-type="float" office:value="0" calcext:value-type="float">
            <text:p>0</text:p>
          </table:table-cell>
          <table:table-cell table:formula="of:=[.E15]" office:value-type="float" office:value="0" calcext:value-type="float">
            <text:p>0</text:p>
          </table:table-cell>
          <table:table-cell table:formula="of:=[.F15]" office:value-type="float" office:value="0" calcext:value-type="float">
            <text:p>0</text:p>
          </table:table-cell>
          <table:table-cell table:formula="of:=[.G15]" office:value-type="float" office:value="1" calcext:value-type="float">
            <text:p>1</text:p>
          </table:table-cell>
          <table:table-cell table:formula="of:=[.H15]" office:value-type="float" office:value="0" calcext:value-type="float">
            <text:p>0</text:p>
          </table:table-cell>
          <table:table-cell table:formula="of:=[.I15]" office:value-type="float" office:value="1" calcext:value-type="float">
            <text:p>1</text:p>
          </table:table-cell>
          <table:table-cell table:formula="of:=[.J15]" office:value-type="float" office:value="1" calcext:value-type="float">
            <text:p>1</text:p>
          </table:table-cell>
          <table:table-cell table:formula="of:=[.K15]" office:value-type="float" office:value="0" calcext:value-type="float">
            <text:p>0</text:p>
          </table:table-cell>
          <table:table-cell table:formula="of:=[.L15]" office:value-type="float" office:value="1" calcext:value-type="float">
            <text:p>1</text:p>
          </table:table-cell>
          <table:table-cell table:formula="of:=[.M15]" office:value-type="float" office:value="1" calcext:value-type="float">
            <text:p>1</text:p>
          </table:table-cell>
          <table:table-cell table:formula="of:=[.N15]" office:value-type="float" office:value="1" calcext:value-type="float">
            <text:p>1</text:p>
          </table:table-cell>
          <table:table-cell table:formula="of:=[.O15]" office:value-type="float" office:value="0" calcext:value-type="float">
            <text:p>0</text:p>
          </table:table-cell>
          <table:table-cell table:formula="of:=[.P15]" office:value-type="float" office:value="1" calcext:value-type="float">
            <text:p>1</text:p>
          </table:table-cell>
          <table:table-cell table:formula="of:=[.Q15]" office:value-type="float" office:value="1" calcext:value-type="float">
            <text:p>1</text:p>
          </table:table-cell>
          <table:table-cell table:formula="of:=[.R15]" office:value-type="float" office:value="0" calcext:value-type="float">
            <text:p>0</text:p>
          </table:table-cell>
          <table:table-cell table:formula="of:=[.S15]" office:value-type="float" office:value="1" calcext:value-type="float">
            <text:p>1</text:p>
          </table:table-cell>
          <table:table-cell table:formula="of:=[.T15]" office:value-type="float" office:value="0" calcext:value-type="float">
            <text:p>0</text:p>
          </table:table-cell>
          <table:table-cell table:formula="of:=[.U15]" office:value-type="float" office:value="1" calcext:value-type="float">
            <text:p>1</text:p>
          </table:table-cell>
          <table:table-cell table:formula="of:=[.V15]" office:value-type="float" office:value="0" calcext:value-type="float">
            <text:p>0</text:p>
          </table:table-cell>
          <table:table-cell table:formula="of:=[.W15]" office:value-type="float" office:value="0" calcext:value-type="float">
            <text:p>0</text:p>
          </table:table-cell>
          <table:table-cell table:formula="of:=[.X15]" office:value-type="float" office:value="0" calcext:value-type="float">
            <text:p>0</text:p>
          </table:table-cell>
          <table:table-cell table:formula="of:=[.Y15]" office:value-type="float" office:value="1" calcext:value-type="float">
            <text:p>1</text:p>
          </table:table-cell>
          <table:table-cell table:formula="of:=[.Z15]" office:value-type="float" office:value="1" calcext:value-type="float">
            <text:p>1</text:p>
          </table:table-cell>
          <table:table-cell table:formula="of:=[.AA15]" office:value-type="float" office:value="1" calcext:value-type="float">
            <text:p>1</text:p>
          </table:table-cell>
          <table:table-cell table:formula="of:=[.AB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table:number-columns-repeated="992"/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table:style-name="ce8" table:number-columns-repeated="7"/>
          <table:table-cell table:style-name="ce8" office:value-type="float" office:value="60" calcext:value-type="float">
            <text:p>60</text:p>
          </table:table-cell>
          <table:table-cell table:style-name="ce8" table:number-columns-repeated="7"/>
          <table:table-cell table:style-name="ce8" office:value-type="float" office:value="62" calcext:value-type="float">
            <text:p>62</text:p>
          </table:table-cell>
          <table:table-cell table:style-name="ce8" table:number-columns-repeated="7"/>
          <table:table-cell table:style-name="ce8" office:value-type="float" office:value="64" calcext:value-type="float">
            <text:p>64</text:p>
          </table:table-cell>
          <table:table-cell table:style-name="ce8" table:number-columns-repeated="999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4" calcext:value-type="float">
            <text:p>64</text:p>
          </table:table-cell>
          <table:table-cell table:style-name="ce9" table:number-columns-repeated="992"/>
        </table:table-row>
        <table:table-row table:style-name="ro1">
          <table:table-cell table:style-name="ce8" office:value-type="float" office:value="57" calcext:value-type="float">
            <text:p>57</text:p>
          </table:table-cell>
          <table:table-cell table:style-name="ce8" table:number-columns-repeated="7"/>
          <table:table-cell table:style-name="ce8" office:value-type="float" office:value="59" calcext:value-type="float">
            <text:p>59</text:p>
          </table:table-cell>
          <table:table-cell table:style-name="ce8" table:number-columns-repeated="7"/>
          <table:table-cell table:style-name="ce8" office:value-type="float" office:value="61" calcext:value-type="float">
            <text:p>61</text:p>
          </table:table-cell>
          <table:table-cell table:style-name="ce8" table:number-columns-repeated="7"/>
          <table:table-cell table:style-name="ce8" office:value-type="float" office:value="63" calcext:value-type="float">
            <text:p>63</text:p>
          </table:table-cell>
          <table:table-cell table:style-name="ce8"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29" calcext:value-type="float">
            <text:p>29</text:p>
          </table:table-cell>
          <table:table-cell table:style-name="ce10" table:number-columns-repeated="992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table:number-columns-repeated="992"/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992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4" calcext:value-type="float">
            <text:p>64</text:p>
          </table:table-cell>
          <table:table-cell table:style-name="ce9" table:number-columns-repeated="992"/>
        </table:table-row>
        <table:table-row table:style-name="ro1">
          <table:table-cell table:style-name="ce8" office:value-type="float" office:value="57" calcext:value-type="float">
            <text:p>57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table:number-columns-repeated="99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formula="of:=[.A26]=[.A34]" office:value-type="boolean" office:boolean-value="true" calcext:value-type="boolean">
            <text:p>TRUE</text:p>
          </table:table-cell>
          <table:table-cell table:style-name="ce6" table:formula="of:=[.B26]=[.B34]" office:value-type="boolean" office:boolean-value="true" calcext:value-type="boolean">
            <text:p>TRUE</text:p>
          </table:table-cell>
          <table:table-cell table:style-name="ce6" table:formula="of:=[.C26]=[.C34]" office:value-type="boolean" office:boolean-value="true" calcext:value-type="boolean">
            <text:p>TRUE</text:p>
          </table:table-cell>
          <table:table-cell table:style-name="ce6" table:formula="of:=[.D26]=[.D34]" office:value-type="boolean" office:boolean-value="true" calcext:value-type="boolean">
            <text:p>TRUE</text:p>
          </table:table-cell>
          <table:table-cell table:style-name="ce6" table:formula="of:=[.E26]=[.E34]" office:value-type="boolean" office:boolean-value="true" calcext:value-type="boolean">
            <text:p>TRUE</text:p>
          </table:table-cell>
          <table:table-cell table:style-name="ce6" table:formula="of:=[.F26]=[.F34]" office:value-type="boolean" office:boolean-value="true" calcext:value-type="boolean">
            <text:p>TRUE</text:p>
          </table:table-cell>
          <table:table-cell table:style-name="ce6" table:formula="of:=[.G26]=[.G34]" office:value-type="boolean" office:boolean-value="true" calcext:value-type="boolean">
            <text:p>TRUE</text:p>
          </table:table-cell>
          <table:table-cell table:style-name="ce6" table:formula="of:=[.H26]=[.H34]" office:value-type="boolean" office:boolean-value="true" calcext:value-type="boolean">
            <text:p>TRUE</text:p>
          </table:table-cell>
          <table:table-cell table:style-name="ce6" table:formula="of:=[.I26]=[.I34]" office:value-type="boolean" office:boolean-value="true" calcext:value-type="boolean">
            <text:p>TRUE</text:p>
          </table:table-cell>
          <table:table-cell table:style-name="ce6" table:formula="of:=[.J26]=[.J34]" office:value-type="boolean" office:boolean-value="true" calcext:value-type="boolean">
            <text:p>TRUE</text:p>
          </table:table-cell>
          <table:table-cell table:style-name="ce6" table:formula="of:=[.K26]=[.K34]" office:value-type="boolean" office:boolean-value="true" calcext:value-type="boolean">
            <text:p>TRUE</text:p>
          </table:table-cell>
          <table:table-cell table:style-name="ce6" table:formula="of:=[.L26]=[.L34]" office:value-type="boolean" office:boolean-value="true" calcext:value-type="boolean">
            <text:p>TRUE</text:p>
          </table:table-cell>
          <table:table-cell table:style-name="ce6" table:formula="of:=[.M26]=[.M34]" office:value-type="boolean" office:boolean-value="true" calcext:value-type="boolean">
            <text:p>TRUE</text:p>
          </table:table-cell>
          <table:table-cell table:style-name="ce6" table:formula="of:=[.N26]=[.N34]" office:value-type="boolean" office:boolean-value="true" calcext:value-type="boolean">
            <text:p>TRUE</text:p>
          </table:table-cell>
          <table:table-cell table:style-name="ce6" table:formula="of:=[.O26]=[.O34]" office:value-type="boolean" office:boolean-value="true" calcext:value-type="boolean">
            <text:p>TRUE</text:p>
          </table:table-cell>
          <table:table-cell table:style-name="ce6" table:formula="of:=[.P26]=[.P34]" office:value-type="boolean" office:boolean-value="true" calcext:value-type="boolean">
            <text:p>TRUE</text:p>
          </table:table-cell>
          <table:table-cell table:style-name="ce6" table:formula="of:=[.Q26]=[.Q34]" office:value-type="boolean" office:boolean-value="true" calcext:value-type="boolean">
            <text:p>TRUE</text:p>
          </table:table-cell>
          <table:table-cell table:style-name="ce6" table:formula="of:=[.R26]=[.R34]" office:value-type="boolean" office:boolean-value="true" calcext:value-type="boolean">
            <text:p>TRUE</text:p>
          </table:table-cell>
          <table:table-cell table:style-name="ce6" table:formula="of:=[.S26]=[.S34]" office:value-type="boolean" office:boolean-value="true" calcext:value-type="boolean">
            <text:p>TRUE</text:p>
          </table:table-cell>
          <table:table-cell table:style-name="ce6" table:formula="of:=[.T26]=[.T34]" office:value-type="boolean" office:boolean-value="true" calcext:value-type="boolean">
            <text:p>TRUE</text:p>
          </table:table-cell>
          <table:table-cell table:style-name="ce6" table:formula="of:=[.U26]=[.U34]" office:value-type="boolean" office:boolean-value="true" calcext:value-type="boolean">
            <text:p>TRUE</text:p>
          </table:table-cell>
          <table:table-cell table:style-name="ce6" table:formula="of:=[.V26]=[.V34]" office:value-type="boolean" office:boolean-value="true" calcext:value-type="boolean">
            <text:p>TRUE</text:p>
          </table:table-cell>
          <table:table-cell table:style-name="ce6" table:formula="of:=[.W26]=[.W34]" office:value-type="boolean" office:boolean-value="true" calcext:value-type="boolean">
            <text:p>TRUE</text:p>
          </table:table-cell>
          <table:table-cell table:style-name="ce6" table:formula="of:=[.X26]=[.X34]" office:value-type="boolean" office:boolean-value="true" calcext:value-type="boolean">
            <text:p>TRUE</text:p>
          </table:table-cell>
          <table:table-cell table:style-name="ce6" table:formula="of:=[.Y26]=[.Y34]" office:value-type="boolean" office:boolean-value="true" calcext:value-type="boolean">
            <text:p>TRUE</text:p>
          </table:table-cell>
          <table:table-cell table:style-name="ce6" table:formula="of:=[.Z26]=[.Z34]" office:value-type="boolean" office:boolean-value="true" calcext:value-type="boolean">
            <text:p>TRUE</text:p>
          </table:table-cell>
          <table:table-cell table:style-name="ce6" table:formula="of:=[.AA26]=[.AA34]" office:value-type="boolean" office:boolean-value="true" calcext:value-type="boolean">
            <text:p>TRUE</text:p>
          </table:table-cell>
          <table:table-cell table:style-name="ce6" table:formula="of:=[.AB26]=[.AB34]" office:value-type="boolean" office:boolean-value="true" calcext:value-type="boolean">
            <text:p>TRUE</text:p>
          </table:table-cell>
          <table:table-cell table:style-name="ce6" table:formula="of:=[.AC26]=[.AC34]" office:value-type="boolean" office:boolean-value="true" calcext:value-type="boolean">
            <text:p>TRUE</text:p>
          </table:table-cell>
          <table:table-cell table:style-name="ce6" table:formula="of:=[.AD26]=[.AD34]" office:value-type="boolean" office:boolean-value="true" calcext:value-type="boolean">
            <text:p>TRUE</text:p>
          </table:table-cell>
          <table:table-cell table:style-name="ce6" table:formula="of:=[.AE26]=[.AE34]" office:value-type="boolean" office:boolean-value="true" calcext:value-type="boolean">
            <text:p>TRUE</text:p>
          </table:table-cell>
          <table:table-cell table:style-name="ce6" table:formula="of:=[.AF26]=[.AF34]" office:value-type="boolean" office:boolean-value="true" calcext:value-type="boolean">
            <text:p>TRUE</text:p>
          </table:table-cell>
          <table:table-cell table:number-columns-repeated="992"/>
        </table:table-row>
        <table:table-row table:style-name="ro1">
          <table:table-cell table:style-name="ce6" table:formula="of:=[.A27]=[.A35]" office:value-type="boolean" office:boolean-value="true" calcext:value-type="boolean">
            <text:p>TRUE</text:p>
          </table:table-cell>
          <table:table-cell table:style-name="ce6" table:formula="of:=[.B27]=[.B35]" office:value-type="boolean" office:boolean-value="true" calcext:value-type="boolean">
            <text:p>TRUE</text:p>
          </table:table-cell>
          <table:table-cell table:style-name="ce6" table:formula="of:=[.C27]=[.C35]" office:value-type="boolean" office:boolean-value="true" calcext:value-type="boolean">
            <text:p>TRUE</text:p>
          </table:table-cell>
          <table:table-cell table:style-name="ce6" table:formula="of:=[.D27]=[.D35]" office:value-type="boolean" office:boolean-value="true" calcext:value-type="boolean">
            <text:p>TRUE</text:p>
          </table:table-cell>
          <table:table-cell table:style-name="ce6" table:formula="of:=[.E27]=[.E35]" office:value-type="boolean" office:boolean-value="true" calcext:value-type="boolean">
            <text:p>TRUE</text:p>
          </table:table-cell>
          <table:table-cell table:style-name="ce6" table:formula="of:=[.F27]=[.F35]" office:value-type="boolean" office:boolean-value="true" calcext:value-type="boolean">
            <text:p>TRUE</text:p>
          </table:table-cell>
          <table:table-cell table:style-name="ce6" table:formula="of:=[.G27]=[.G35]" office:value-type="boolean" office:boolean-value="true" calcext:value-type="boolean">
            <text:p>TRUE</text:p>
          </table:table-cell>
          <table:table-cell table:style-name="ce6" table:formula="of:=[.H27]=[.H35]" office:value-type="boolean" office:boolean-value="true" calcext:value-type="boolean">
            <text:p>TRUE</text:p>
          </table:table-cell>
          <table:table-cell table:style-name="ce6" table:formula="of:=[.I27]=[.I35]" office:value-type="boolean" office:boolean-value="true" calcext:value-type="boolean">
            <text:p>TRUE</text:p>
          </table:table-cell>
          <table:table-cell table:style-name="ce6" table:formula="of:=[.J27]=[.J35]" office:value-type="boolean" office:boolean-value="true" calcext:value-type="boolean">
            <text:p>TRUE</text:p>
          </table:table-cell>
          <table:table-cell table:style-name="ce6" table:formula="of:=[.K27]=[.K35]" office:value-type="boolean" office:boolean-value="true" calcext:value-type="boolean">
            <text:p>TRUE</text:p>
          </table:table-cell>
          <table:table-cell table:style-name="ce6" table:formula="of:=[.L27]=[.L35]" office:value-type="boolean" office:boolean-value="true" calcext:value-type="boolean">
            <text:p>TRUE</text:p>
          </table:table-cell>
          <table:table-cell table:style-name="ce6" table:formula="of:=[.M27]=[.M35]" office:value-type="boolean" office:boolean-value="true" calcext:value-type="boolean">
            <text:p>TRUE</text:p>
          </table:table-cell>
          <table:table-cell table:style-name="ce6" table:formula="of:=[.N27]=[.N35]" office:value-type="boolean" office:boolean-value="true" calcext:value-type="boolean">
            <text:p>TRUE</text:p>
          </table:table-cell>
          <table:table-cell table:style-name="ce6" table:formula="of:=[.O27]=[.O35]" office:value-type="boolean" office:boolean-value="true" calcext:value-type="boolean">
            <text:p>TRUE</text:p>
          </table:table-cell>
          <table:table-cell table:style-name="ce6" table:formula="of:=[.P27]=[.P35]" office:value-type="boolean" office:boolean-value="true" calcext:value-type="boolean">
            <text:p>TRUE</text:p>
          </table:table-cell>
          <table:table-cell table:style-name="ce6" table:formula="of:=[.Q27]=[.Q35]" office:value-type="boolean" office:boolean-value="true" calcext:value-type="boolean">
            <text:p>TRUE</text:p>
          </table:table-cell>
          <table:table-cell table:style-name="ce6" table:formula="of:=[.R27]=[.R35]" office:value-type="boolean" office:boolean-value="true" calcext:value-type="boolean">
            <text:p>TRUE</text:p>
          </table:table-cell>
          <table:table-cell table:style-name="ce6" table:formula="of:=[.S27]=[.S35]" office:value-type="boolean" office:boolean-value="true" calcext:value-type="boolean">
            <text:p>TRUE</text:p>
          </table:table-cell>
          <table:table-cell table:style-name="ce6" table:formula="of:=[.T27]=[.T35]" office:value-type="boolean" office:boolean-value="true" calcext:value-type="boolean">
            <text:p>TRUE</text:p>
          </table:table-cell>
          <table:table-cell table:style-name="ce6" table:formula="of:=[.U27]=[.U35]" office:value-type="boolean" office:boolean-value="true" calcext:value-type="boolean">
            <text:p>TRUE</text:p>
          </table:table-cell>
          <table:table-cell table:style-name="ce6" table:formula="of:=[.V27]=[.V35]" office:value-type="boolean" office:boolean-value="true" calcext:value-type="boolean">
            <text:p>TRUE</text:p>
          </table:table-cell>
          <table:table-cell table:style-name="ce6" table:formula="of:=[.W27]=[.W35]" office:value-type="boolean" office:boolean-value="true" calcext:value-type="boolean">
            <text:p>TRUE</text:p>
          </table:table-cell>
          <table:table-cell table:style-name="ce6" table:formula="of:=[.X27]=[.X35]" office:value-type="boolean" office:boolean-value="true" calcext:value-type="boolean">
            <text:p>TRUE</text:p>
          </table:table-cell>
          <table:table-cell table:style-name="ce6" table:formula="of:=[.Y27]=[.Y35]" office:value-type="boolean" office:boolean-value="true" calcext:value-type="boolean">
            <text:p>TRUE</text:p>
          </table:table-cell>
          <table:table-cell table:style-name="ce6" table:formula="of:=[.Z27]=[.Z35]" office:value-type="boolean" office:boolean-value="true" calcext:value-type="boolean">
            <text:p>TRUE</text:p>
          </table:table-cell>
          <table:table-cell table:style-name="ce6" table:formula="of:=[.AA27]=[.AA35]" office:value-type="boolean" office:boolean-value="true" calcext:value-type="boolean">
            <text:p>TRUE</text:p>
          </table:table-cell>
          <table:table-cell table:style-name="ce6" table:formula="of:=[.AB27]=[.AB35]" office:value-type="boolean" office:boolean-value="true" calcext:value-type="boolean">
            <text:p>TRUE</text:p>
          </table:table-cell>
          <table:table-cell table:style-name="ce6" table:formula="of:=[.AC27]=[.AC35]" office:value-type="boolean" office:boolean-value="true" calcext:value-type="boolean">
            <text:p>TRUE</text:p>
          </table:table-cell>
          <table:table-cell table:style-name="ce6" table:formula="of:=[.AD27]=[.AD35]" office:value-type="boolean" office:boolean-value="true" calcext:value-type="boolean">
            <text:p>TRUE</text:p>
          </table:table-cell>
          <table:table-cell table:style-name="ce6" table:formula="of:=[.AE27]=[.AE35]" office:value-type="boolean" office:boolean-value="true" calcext:value-type="boolean">
            <text:p>TRUE</text:p>
          </table:table-cell>
          <table:table-cell table:style-name="ce6" table:formula="of:=[.AF27]=[.AF35]" office:value-type="boolean" office:boolean-value="true" calcext:value-type="boolean">
            <text:p>TRUE</text:p>
          </table:table-cell>
          <table:table-cell table:number-columns-repeated="992"/>
        </table:table-row>
      </table:table>
      <table:table table:name="Sheet2" table:style-name="ta1">
        <table:table-column table:style-name="co1" table:number-columns-repeated="77" table:default-cell-style-name="Default"/>
        <table:table-column table:style-name="co3" table:number-columns-repeated="947" table:default-cell-style-name="Default"/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table:number-columns-repeated="1000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1000"/>
        </table:table-row>
        <table:table-row table:style-name="ro1">
          <table:table-cell table:style-name="ce11" table:number-columns-repeated="102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8"/>
          <table:table-cell table:style-name="ce12" table:number-columns-repeated="992"/>
        </table:table-row>
        <table:table-row table:style-name="ro1">
          <table:table-cell table:number-columns-repeated="4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8"/>
          <table:table-cell table:style-name="ce8" table:number-columns-repeated="992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1016"/>
        </table:table-row>
        <table:table-row table:style-name="ro1">
          <table:table-cell table:number-columns-repeated="5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1000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100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992"/>
        </table:table-row>
        <table:table-row table:style-name="ro1">
          <table:table-cell table:style-name="ce14" table:number-columns-repeated="102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table:number-columns-repeated="992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99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table:number-columns-repeated="992"/>
        </table:table-row>
      </table:table>
      <table:table table:name="Sheet3" table:style-name="ta1">
        <table:table-column table:style-name="co1" table:number-columns-repeated="10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41" table:default-cell-style-name="Default"/>
        <table:table-column table:style-name="co3" table:number-columns-repeated="950" table:default-cell-style-name="Default"/>
        <table:table-row table:style-name="ro1">
          <table:table-cell table:style-name="ce15" office:value-type="float" office:value="181400766646787" calcext:value-type="float" table:number-columns-spanned="5" table:number-rows-spanned="1">
            <text:p>181400766646787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100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1000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27"/>
          <table:table-cell office:value-type="string" calcext:value-type="string">
            <text:p>x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10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float" office:value="101001" calcext:value-type="float">
            <text:p>101001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991"/>
        </table:table-row>
        <table:table-row table:style-name="ro1">
          <table:table-cell table:number-columns-repeated="25"/>
          <table:table-cell office:value-type="float" office:value="1111" calcext:value-type="float">
            <text:p>11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10" calcext:value-type="float">
            <text:p>1110</text:p>
          </table:table-cell>
          <table:table-cell table:number-columns-repeated="991"/>
        </table:table-row>
        <table:table-row table:style-name="ro1">
          <table:table-cell table:number-columns-repeated="25"/>
          <table:table-cell office:value-type="float" office:value="101110" calcext:value-type="float">
            <text:p>10111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10"/>
          <table:table-cell office:value-type="float" office:value="276607296572078" calcext:value-type="float">
            <text:p>276607296572078</text:p>
          </table:table-cell>
          <table:table-cell table:number-columns-repeated="14"/>
          <table:table-cell office:value-type="float" office:value="101000" calcext:value-type="float">
            <text:p>1010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table:number-columns-repeated="991"/>
        </table:table-row>
        <table:table-row table:style-name="ro1">
          <table:table-cell table:number-columns-repeated="10"/>
          <table:table-cell office:value-type="float" office:value="122688488799569" calcext:value-type="float">
            <text:p>122688488799569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991"/>
        </table:table-row>
        <table:table-row table:style-name="ro1">
          <table:table-cell table:number-columns-repeated="10"/>
          <table:table-cell table:style-name="ce6" table:formula="of:=XOR([.K30];[.K31])" office:value-type="boolean" office:boolean-value="false" calcext:value-type="boolean">
            <text:p>FALSE</text:p>
          </table:table-cell>
          <table:table-cell table:number-columns-repeated="14"/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table:number-columns-repeated="991"/>
        </table:table-row>
        <table:table-row table:style-name="ro1">
          <table:table-cell table:number-columns-repeated="25"/>
          <table:table-cell office:value-type="float" office:value="101000" calcext:value-type="float">
            <text:p>1010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table:number-columns-repeated="991"/>
        </table:table-row>
        <table:table-row table:style-name="ro1">
          <table:table-cell table:number-columns-repeated="25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table:number-columns-repeated="991"/>
        </table:table-row>
        <table:table-row table:style-name="ro1">
          <table:table-cell table:number-columns-repeated="32"/>
          <table:table-cell office:value-type="float" office:value="1309444559" calcext:value-type="float">
            <text:p>1309444559</text:p>
          </table:table-cell>
          <table:table-cell table:number-columns-repeated="991"/>
        </table:table-row>
      </table:table>
      <table:table table:name="Sheet4" table:style-name="ta1">
        <table:table-column table:style-name="co3" table:default-cell-style-name="Default"/>
        <table:table-column table:style-name="co7" table:default-cell-style-name="Default"/>
        <table:table-column table:style-name="co3" table:number-columns-repeated="10" table:default-cell-style-name="Default"/>
        <table:table-column table:style-name="co8" table:default-cell-style-name="Default"/>
        <table:table-column table:style-name="co3" table:number-columns-repeated="10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c:</text:p>
          </table:table-cell>
          <table:table-cell office:value-type="float" office:value="7.3504364451646E+018" calcext:value-type="float">
            <text:p>7350436445164600000</text:p>
          </table:table-cell>
          <table:table-cell table:number-columns-repeated="9"/>
          <table:table-cell office:value-type="string" calcext:value-type="string">
            <text:p>[FINAL]</text:p>
          </table:table-cell>
          <table:table-cell office:value-type="string" calcext:value-type="string">
            <text:p>result:</text:p>
          </table:table-cell>
          <table:table-cell office:value-type="float" office:value="1.59026585101722E+019" calcext:value-type="float">
            <text:p>159026585101722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3.54495215601806E+018" calcext:value-type="float">
            <text:p>35449521560180600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:</text:p>
          </table:table-cell>
          <table:table-cell office:value-type="float" office:value="81582793290822" calcext:value-type="float">
            <text:p>81582793290822</text:p>
          </table:table-cell>
          <table:table-cell office:value-type="string" calcext:value-type="string">
            <text:p>R0:</text:p>
          </table:table-cell>
          <table:table-cell office:value-type="float" office:value="2854158080" calcext:value-type="float">
            <text:p>2854158080</text:p>
          </table:table-cell>
          <table:table-cell office:value-type="string" calcext:value-type="string">
            <text:p>R1:</text:p>
          </table:table-cell>
          <table:table-cell office:value-type="float" office:value="93737619286017" calcext:value-type="float">
            <text:p>93737619286017</text:p>
          </table:table-cell>
          <table:table-cell office:value-type="string" calcext:value-type="string">
            <text:p>R2:</text:p>
          </table:table-cell>
          <table:table-cell office:value-type="float" office:value="34574555290695" calcext:value-type="float">
            <text:p>34574555290695</text:p>
          </table:table-cell>
          <table:table-cell office:value-type="string" calcext:value-type="string">
            <text:p>c:</text:p>
          </table:table-cell>
          <table:table-cell office:value-type="float" office:value="1.34799921278483E+019" calcext:value-type="float">
            <text:p>13479992127848300000</text:p>
          </table:table-cell>
          <table:table-cell table:number-columns-repeated="9"/>
          <table:table-cell office:value-type="string" calcext:value-type="string">
            <text:p>c:</text:p>
          </table:table-cell>
          <table:table-cell office:value-type="float" office:value="9.63184484025629E+018" calcext:value-type="float">
            <text:p>963184484025629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ult: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:</text:p>
          </table:table-cell>
          <table:table-cell office:value-type="float" office:value="1.59026585101722E+019" calcext:value-type="float">
            <text:p>15902658510172200000</text:p>
          </table:table-cell>
          <table:table-cell table:number-columns-repeated="9"/>
          <table:table-cell office:value-type="string" calcext:value-type="string">
            <text:p>m:</text:p>
          </table:table-cell>
          <table:table-cell office:value-type="float" office:value="3.54495215601806E+018" calcext:value-type="float">
            <text:p>354495215601806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y:</text:p>
          </table:table-cell>
          <table:table-cell office:value-type="float" office:value="276607296572078" calcext:value-type="float">
            <text:p>276607296572078</text:p>
          </table:table-cell>
          <table:table-cell office:value-type="string" calcext:value-type="string">
            <text:p>R0:</text:p>
          </table:table-cell>
          <table:table-cell office:value-type="float" office:value="3139947542" calcext:value-type="float">
            <text:p>3139947542</text:p>
          </table:table-cell>
          <table:table-cell office:value-type="string" calcext:value-type="string">
            <text:p>R1:</text:p>
          </table:table-cell>
          <table:table-cell office:value-type="float" office:value="104904842903725" calcext:value-type="float">
            <text:p>104904842903725</text:p>
          </table:table-cell>
          <table:table-cell office:value-type="string" calcext:value-type="string">
            <text:p>R2:</text:p>
          </table:table-cell>
          <table:table-cell office:value-type="float" office:value="181400766646787" calcext:value-type="float">
            <text:p>181400766646787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y:</text:p>
          </table:table-cell>
          <table:table-cell office:value-type="float" office:value="276607296572078" calcext:value-type="float">
            <text:p>276607296572078</text:p>
          </table:table-cell>
          <table:table-cell office:value-type="string" calcext:value-type="string">
            <text:p>R0:</text:p>
          </table:table-cell>
          <table:table-cell office:value-type="float" office:value="3139947542" calcext:value-type="float">
            <text:p>3139947542</text:p>
          </table:table-cell>
          <table:table-cell office:value-type="string" calcext:value-type="string">
            <text:p>R1:</text:p>
          </table:table-cell>
          <table:table-cell office:value-type="float" office:value="104904842903725" calcext:value-type="float">
            <text:p>104904842903725</text:p>
          </table:table-cell>
          <table:table-cell office:value-type="string" calcext:value-type="string">
            <text:p>R2:</text:p>
          </table:table-cell>
          <table:table-cell office:value-type="float" office:value="181400766646787" calcext:value-type="float">
            <text:p>181400766646787</text:p>
          </table:table-cell>
          <table:table-cell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ult: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ult: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: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ult: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: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: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out:</text:p>
          </table:table-cell>
          <table:table-cell office:value-type="float" office:value="1282286744" calcext:value-type="float">
            <text:p>1282286744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:</text:p>
          </table:table-cell>
          <table:table-cell office:value-type="float" office:value="1282286744" calcext:value-type="float">
            <text:p>1282286744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:</text:p>
          </table:table-cell>
          <table:table-cell office:value-type="float" office:value="172593373" calcext:value-type="float">
            <text:p>172593373</text:p>
          </table:table-cell>
          <table:table-cell table:number-columns-repeated="9"/>
          <table:table-cell office:value-type="string" calcext:value-type="string">
            <text:p>inout:</text:p>
          </table:table-cell>
          <table:table-cell office:value-type="float" office:value="1309444559" calcext:value-type="float">
            <text:p>1309444559</text:p>
          </table:table-cell>
          <table:table-cell table:number-columns-repeated="9"/>
          <table:table-cell office:value-type="string" calcext:value-type="string">
            <text:p>inout:</text:p>
          </table:table-cell>
          <table:table-cell office:value-type="float" office:value="1309444559" calcext:value-type="float">
            <text:p>13094445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:</text:p>
          </table:table-cell>
          <table:table-cell office:value-type="float" office:value="1.22585156130308E+019" calcext:value-type="float">
            <text:p>12258515613030800000</text:p>
          </table:table-cell>
          <table:table-cell table:number-columns-repeated="9"/>
          <table:table-cell office:value-type="string" calcext:value-type="string">
            <text:p>R3:</text:p>
          </table:table-cell>
          <table:table-cell office:value-type="float" office:value="1309444559" calcext:value-type="float">
            <text:p>1309444559</text:p>
          </table:table-cell>
          <table:table-cell table:number-columns-repeated="9"/>
          <table:table-cell office:value-type="string" calcext:value-type="string">
            <text:p>R3:</text:p>
          </table:table-cell>
          <table:table-cell office:value-type="float" office:value="1309444559" calcext:value-type="float">
            <text:p>13094445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3.54495215601806E+018" calcext:value-type="float">
            <text:p>3544952156018060000</text:p>
          </table:table-cell>
          <table:table-cell table:number-columns-repeated="9"/>
          <table:table-cell office:value-type="string" calcext:value-type="string">
            <text:p>R4:</text:p>
          </table:table-cell>
          <table:table-cell office:value-type="float" office:value="1494923377" calcext:value-type="float">
            <text:p>1494923377</text:p>
          </table:table-cell>
          <table:table-cell table:number-columns-repeated="9"/>
          <table:table-cell office:value-type="string" calcext:value-type="string">
            <text:p>R4:</text:p>
          </table:table-cell>
          <table:table-cell office:value-type="float" office:value="1494923377" calcext:value-type="float">
            <text:p>14949233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:</text:p>
          </table:table-cell>
          <table:table-cell office:value-type="float" office:value="66839986334412" calcext:value-type="float">
            <text:p>66839986334412</text:p>
          </table:table-cell>
          <table:table-cell office:value-type="string" calcext:value-type="string">
            <text:p>R0:</text:p>
          </table:table-cell>
          <table:table-cell office:value-type="float" office:value="1816686557" calcext:value-type="float">
            <text:p>1816686557</text:p>
          </table:table-cell>
          <table:table-cell office:value-type="string" calcext:value-type="string">
            <text:p>R1:</text:p>
          </table:table-cell>
          <table:table-cell office:value-type="float" office:value="199571296091898" calcext:value-type="float">
            <text:p>199571296091898</text:p>
          </table:table-cell>
          <table:table-cell office:value-type="string" calcext:value-type="string">
            <text:p>R2:</text:p>
          </table:table-cell>
          <table:table-cell office:value-type="float" office:value="150943229383734" calcext:value-type="float">
            <text:p>150943229383734</text:p>
          </table:table-cell>
          <table:table-cell office:value-type="string" calcext:value-type="string">
            <text:p>c:</text:p>
          </table:table-cell>
          <table:table-cell office:value-type="float" office:value="1.34799921278483E+019" calcext:value-type="float">
            <text:p>13479992127848300000</text:p>
          </table:table-cell>
          <table:table-cell table:number-columns-repeated="9"/>
          <table:table-cell office:value-type="string" calcext:value-type="string">
            <text:p>c:</text:p>
          </table:table-cell>
          <table:table-cell office:value-type="float" office:value="2.93080373705698E+018" calcext:value-type="float">
            <text:p>293080373705698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:</text:p>
          </table:table-cell>
          <table:table-cell office:value-type="float" office:value="1.34859720062882E+019" calcext:value-type="float">
            <text:p>13485972006288200000</text:p>
          </table:table-cell>
          <table:table-cell table:number-columns-repeated="9"/>
          <table:table-cell office:value-type="string" calcext:value-type="string">
            <text:p>m:</text:p>
          </table:table-cell>
          <table:table-cell office:value-type="float" office:value="3.54495215601806E+018" calcext:value-type="float">
            <text:p>354495215601806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ult: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y:</text:p>
          </table:table-cell>
          <table:table-cell office:value-type="float" office:value="1056144180966" calcext:value-type="float">
            <text:p>1056144180966</text:p>
          </table:table-cell>
          <table:table-cell office:value-type="string" calcext:value-type="string">
            <text:p>R0:</text:p>
          </table:table-cell>
          <table:table-cell office:value-type="float" office:value="2242588633" calcext:value-type="float">
            <text:p>2242588633</text:p>
          </table:table-cell>
          <table:table-cell office:value-type="string" calcext:value-type="string">
            <text:p>R1:</text:p>
          </table:table-cell>
          <table:table-cell office:value-type="float" office:value="211919434022643" calcext:value-type="float">
            <text:p>211919434022643</text:p>
          </table:table-cell>
          <table:table-cell office:value-type="string" calcext:value-type="string">
            <text:p>R2:</text:p>
          </table:table-cell>
          <table:table-cell office:value-type="float" office:value="211418448967701" calcext:value-type="float">
            <text:p>211418448967701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y:</text:p>
          </table:table-cell>
          <table:table-cell office:value-type="float" office:value="1056144180966" calcext:value-type="float">
            <text:p>1056144180966</text:p>
          </table:table-cell>
          <table:table-cell office:value-type="string" calcext:value-type="string">
            <text:p>R0:</text:p>
          </table:table-cell>
          <table:table-cell office:value-type="float" office:value="2242588633" calcext:value-type="float">
            <text:p>2242588633</text:p>
          </table:table-cell>
          <table:table-cell office:value-type="string" calcext:value-type="string">
            <text:p>R1:</text:p>
          </table:table-cell>
          <table:table-cell office:value-type="float" office:value="211919434022643" calcext:value-type="float">
            <text:p>211919434022643</text:p>
          </table:table-cell>
          <table:table-cell office:value-type="string" calcext:value-type="string">
            <text:p>R2:</text:p>
          </table:table-cell>
          <table:table-cell office:value-type="float" office:value="211418448967701" calcext:value-type="float">
            <text:p>211418448967701</text:p>
          </table:table-cell>
          <table:table-cell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: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ult: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ult: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out:</text:p>
          </table:table-cell>
          <table:table-cell office:value-type="float" office:value="315953213" calcext:value-type="float">
            <text:p>315953213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:</text:p>
          </table:table-cell>
          <table:table-cell office:value-type="float" office:value="315953213" calcext:value-type="float">
            <text:p>315953213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ult: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ult: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:</text:p>
          </table:table-cell>
          <table:table-cell office:value-type="float" office:value="3993050402" calcext:value-type="float">
            <text:p>3993050402</text:p>
          </table:table-cell>
          <table:table-cell table:number-columns-repeated="9"/>
          <table:table-cell office:value-type="string" calcext:value-type="string">
            <text:p>inout:</text:p>
          </table:table-cell>
          <table:table-cell office:value-type="float" office:value="1.84467440735822E+019" calcext:value-type="float">
            <text:p>18446744073582200000</text:p>
          </table:table-cell>
          <table:table-cell table:number-columns-repeated="9"/>
          <table:table-cell office:value-type="string" calcext:value-type="string">
            <text:p>inout:</text:p>
          </table:table-cell>
          <table:table-cell office:value-type="float" office:value="1.84467440735822E+019" calcext:value-type="float">
            <text:p>184467440735822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:</text:p>
          </table:table-cell>
          <table:table-cell office:value-type="float" office:value="7.80260935054078E+018" calcext:value-type="float">
            <text:p>7802609350540780000</text:p>
          </table:table-cell>
          <table:table-cell table:number-columns-repeated="9"/>
          <table:table-cell office:value-type="string" calcext:value-type="string">
            <text:p>R3:</text:p>
          </table:table-cell>
          <table:table-cell office:value-type="float" office:value="1.84467440735822E+019" calcext:value-type="float">
            <text:p>18446744073582200000</text:p>
          </table:table-cell>
          <table:table-cell table:number-columns-repeated="9"/>
          <table:table-cell office:value-type="string" calcext:value-type="string">
            <text:p>R3:</text:p>
          </table:table-cell>
          <table:table-cell office:value-type="float" office:value="1.84467440735822E+019" calcext:value-type="float">
            <text:p>184467440735822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3.54495215601806E+018" calcext:value-type="float">
            <text:p>3544952156018060000</text:p>
          </table:table-cell>
          <table:table-cell table:number-columns-repeated="9"/>
          <table:table-cell office:value-type="string" calcext:value-type="string">
            <text:p>R4:</text:p>
          </table:table-cell>
          <table:table-cell office:value-type="float" office:value="2475393646" calcext:value-type="float">
            <text:p>2475393646</text:p>
          </table:table-cell>
          <table:table-cell table:number-columns-repeated="9"/>
          <table:table-cell office:value-type="string" calcext:value-type="string">
            <text:p>R4:</text:p>
          </table:table-cell>
          <table:table-cell office:value-type="float" office:value="2475393646" calcext:value-type="float">
            <text:p>24753936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y:</text:p>
          </table:table-cell>
          <table:table-cell office:value-type="float" office:value="225338621705662" calcext:value-type="float">
            <text:p>225338621705662</text:p>
          </table:table-cell>
          <table:table-cell office:value-type="string" calcext:value-type="string">
            <text:p>R0:</text:p>
          </table:table-cell>
          <table:table-cell office:value-type="float" office:value="1142940194" calcext:value-type="float">
            <text:p>1142940194</text:p>
          </table:table-cell>
          <table:table-cell office:value-type="string" calcext:value-type="string">
            <text:p>R1:</text:p>
          </table:table-cell>
          <table:table-cell office:value-type="float" office:value="35738421838084" calcext:value-type="float">
            <text:p>35738421838084</text:p>
          </table:table-cell>
          <table:table-cell office:value-type="string" calcext:value-type="string">
            <text:p>R2:</text:p>
          </table:table-cell>
          <table:table-cell office:value-type="float" office:value="259971206905018" calcext:value-type="float">
            <text:p>259971206905018</text:p>
          </table:table-cell>
          <table:table-cell office:value-type="string" calcext:value-type="string">
            <text:p>c:</text:p>
          </table:table-cell>
          <table:table-cell office:value-type="float" office:value="1.34799921278483E+019" calcext:value-type="float">
            <text:p>13479992127848300000</text:p>
          </table:table-cell>
          <table:table-cell table:number-columns-repeated="9"/>
          <table:table-cell office:value-type="string" calcext:value-type="string">
            <text:p>c:</text:p>
          </table:table-cell>
          <table:table-cell office:value-type="float" office:value="5.98732165269136E+018" calcext:value-type="float">
            <text:p>598732165269136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:</text:p>
          </table:table-cell>
          <table:table-cell office:value-type="float" office:value="9.63184483779873E+018" calcext:value-type="float">
            <text:p>9631844837798730000</text:p>
          </table:table-cell>
          <table:table-cell table:number-columns-repeated="9"/>
          <table:table-cell office:value-type="string" calcext:value-type="string">
            <text:p>m:</text:p>
          </table:table-cell>
          <table:table-cell office:value-type="float" office:value="3.54495215601806E+018" calcext:value-type="float">
            <text:p>354495215601806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ult: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y:</text:p>
          </table:table-cell>
          <table:table-cell office:value-type="float" office:value="241110343215744" calcext:value-type="float">
            <text:p>241110343215744</text:p>
          </table:table-cell>
          <table:table-cell office:value-type="string" calcext:value-type="string">
            <text:p>R0:</text:p>
          </table:table-cell>
          <table:table-cell office:value-type="float" office:value="682380920" calcext:value-type="float">
            <text:p>682380920</text:p>
          </table:table-cell>
          <table:table-cell office:value-type="string" calcext:value-type="string">
            <text:p>R1:</text:p>
          </table:table-cell>
          <table:table-cell office:value-type="float" office:value="23181417366512" calcext:value-type="float">
            <text:p>23181417366512</text:p>
          </table:table-cell>
          <table:table-cell office:value-type="string" calcext:value-type="string">
            <text:p>R2:</text:p>
          </table:table-cell>
          <table:table-cell office:value-type="float" office:value="226897627588976" calcext:value-type="float">
            <text:p>226897627588976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y:</text:p>
          </table:table-cell>
          <table:table-cell office:value-type="float" office:value="241110343215744" calcext:value-type="float">
            <text:p>241110343215744</text:p>
          </table:table-cell>
          <table:table-cell office:value-type="string" calcext:value-type="string">
            <text:p>R0:</text:p>
          </table:table-cell>
          <table:table-cell office:value-type="float" office:value="682380920" calcext:value-type="float">
            <text:p>682380920</text:p>
          </table:table-cell>
          <table:table-cell office:value-type="string" calcext:value-type="string">
            <text:p>R1:</text:p>
          </table:table-cell>
          <table:table-cell office:value-type="float" office:value="23181417366512" calcext:value-type="float">
            <text:p>23181417366512</text:p>
          </table:table-cell>
          <table:table-cell office:value-type="string" calcext:value-type="string">
            <text:p>R2:</text:p>
          </table:table-cell>
          <table:table-cell office:value-type="float" office:value="226897627588976" calcext:value-type="float">
            <text:p>226897627588976</text:p>
          </table:table-cell>
          <table:table-cell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lt: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lt: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sult: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lt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lt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ult: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ult: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ult: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lt: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ult: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ult: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ult: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out:</text:p>
          </table:table-cell>
          <table:table-cell office:value-type="float" office:value="118022899" calcext:value-type="float">
            <text:p>118022899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:</text:p>
          </table:table-cell>
          <table:table-cell office:value-type="float" office:value="118022899" calcext:value-type="float">
            <text:p>118022899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:</text:p>
          </table:table-cell>
          <table:table-cell office:value-type="float" office:value="1127632081" calcext:value-type="float">
            <text:p>1127632081</text:p>
          </table:table-cell>
          <table:table-cell table:number-columns-repeated="9"/>
          <table:table-cell office:value-type="string" calcext:value-type="string">
            <text:p>inout:</text:p>
          </table:table-cell>
          <table:table-cell office:value-type="float" office:value="1.84467440725366E+019" calcext:value-type="float">
            <text:p>18446744072536600000</text:p>
          </table:table-cell>
          <table:table-cell table:number-columns-repeated="9"/>
          <table:table-cell office:value-type="string" calcext:value-type="string">
            <text:p>inout:</text:p>
          </table:table-cell>
          <table:table-cell office:value-type="float" office:value="1.84467440725366E+019" calcext:value-type="float">
            <text:p>184467440725366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:</text:p>
          </table:table-cell>
          <table:table-cell office:value-type="float" office:value="4.90889075531069E+018" calcext:value-type="float">
            <text:p>4908890755310690000</text:p>
          </table:table-cell>
          <table:table-cell table:number-columns-repeated="9"/>
          <table:table-cell office:value-type="string" calcext:value-type="string">
            <text:p>R3:</text:p>
          </table:table-cell>
          <table:table-cell office:value-type="float" office:value="1.84467440725366E+019" calcext:value-type="float">
            <text:p>18446744072536600000</text:p>
          </table:table-cell>
          <table:table-cell table:number-columns-repeated="9"/>
          <table:table-cell office:value-type="string" calcext:value-type="string">
            <text:p>R3:</text:p>
          </table:table-cell>
          <table:table-cell office:value-type="float" office:value="1.84467440725366E+019" calcext:value-type="float">
            <text:p>184467440725366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3.54495215601806E+018" calcext:value-type="float">
            <text:p>3544952156018060000</text:p>
          </table:table-cell>
          <table:table-cell table:number-columns-repeated="9"/>
          <table:table-cell office:value-type="string" calcext:value-type="string">
            <text:p>R4:</text:p>
          </table:table-cell>
          <table:table-cell office:value-type="float" office:value="3602649739" calcext:value-type="float">
            <text:p>3602649739</text:p>
          </table:table-cell>
          <table:table-cell table:number-columns-repeated="9"/>
          <table:table-cell office:value-type="string" calcext:value-type="string">
            <text:p>R4:</text:p>
          </table:table-cell>
          <table:table-cell office:value-type="float" office:value="3602649739" calcext:value-type="float">
            <text:p>3602649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y:</text:p>
          </table:table-cell>
          <table:table-cell office:value-type="float" office:value="229380565932179" calcext:value-type="float">
            <text:p>229380565932179</text:p>
          </table:table-cell>
          <table:table-cell office:value-type="string" calcext:value-type="string">
            <text:p>R0:</text:p>
          </table:table-cell>
          <table:table-cell office:value-type="float" office:value="796795660" calcext:value-type="float">
            <text:p>796795660</text:p>
          </table:table-cell>
          <table:table-cell office:value-type="string" calcext:value-type="string">
            <text:p>R1:</text:p>
          </table:table-cell>
          <table:table-cell office:value-type="float" office:value="24103290431576" calcext:value-type="float">
            <text:p>24103290431576</text:p>
          </table:table-cell>
          <table:table-cell office:value-type="string" calcext:value-type="string">
            <text:p>R2:</text:p>
          </table:table-cell>
          <table:table-cell office:value-type="float" office:value="217107093975243" calcext:value-type="float">
            <text:p>217107093975243</text:p>
          </table:table-cell>
          <table:table-cell office:value-type="string" calcext:value-type="string">
            <text:p>c:</text:p>
          </table:table-cell>
          <table:table-cell office:value-type="float" office:value="1.34799921278483E+019" calcext:value-type="float">
            <text:p>13479992127848300000</text:p>
          </table:table-cell>
          <table:table-cell table:number-columns-repeated="10"/>
          <table:table-cell office:value-type="string" calcext:value-type="string">
            <text:p>c:</text:p>
          </table:table-cell>
          <table:table-cell office:value-type="float" office:value="1.65541926820186E+019" calcext:value-type="float">
            <text:p>165541926820186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:</text:p>
          </table:table-cell>
          <table:table-cell office:value-type="float" office:value="2.93080373620842E+018" calcext:value-type="float">
            <text:p>2930803736208420000</text:p>
          </table:table-cell>
          <table:table-cell table:number-columns-repeated="10"/>
          <table:table-cell office:value-type="string" calcext:value-type="string">
            <text:p>m:</text:p>
          </table:table-cell>
          <table:table-cell office:value-type="float" office:value="3.54495215601806E+018" calcext:value-type="float">
            <text:p>354495215601806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ult: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y:</text:p>
          </table:table-cell>
          <table:table-cell office:value-type="float" office:value="99935827144885" calcext:value-type="float">
            <text:p>99935827144885</text:p>
          </table:table-cell>
          <table:table-cell office:value-type="string" calcext:value-type="string">
            <text:p>R0:</text:p>
          </table:table-cell>
          <table:table-cell office:value-type="float" office:value="1394031954" calcext:value-type="float">
            <text:p>1394031954</text:p>
          </table:table-cell>
          <table:table-cell office:value-type="string" calcext:value-type="string">
            <text:p>R1:</text:p>
          </table:table-cell>
          <table:table-cell office:value-type="float" office:value="46629094664868" calcext:value-type="float">
            <text:p>46629094664868</text:p>
          </table:table-cell>
          <table:table-cell office:value-type="string" calcext:value-type="string">
            <text:p>R2:</text:p>
          </table:table-cell>
          <table:table-cell office:value-type="float" office:value="123749582346769" calcext:value-type="float">
            <text:p>123749582346769</text:p>
          </table:table-cell>
          <table:table-cell/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y:</text:p>
          </table:table-cell>
          <table:table-cell office:value-type="float" office:value="99935827144885" calcext:value-type="float">
            <text:p>99935827144885</text:p>
          </table:table-cell>
          <table:table-cell office:value-type="string" calcext:value-type="string">
            <text:p>R0:</text:p>
          </table:table-cell>
          <table:table-cell office:value-type="float" office:value="1394031954" calcext:value-type="float">
            <text:p>1394031954</text:p>
          </table:table-cell>
          <table:table-cell office:value-type="string" calcext:value-type="string">
            <text:p>R1:</text:p>
          </table:table-cell>
          <table:table-cell office:value-type="float" office:value="46629094664868" calcext:value-type="float">
            <text:p>46629094664868</text:p>
          </table:table-cell>
          <table:table-cell office:value-type="string" calcext:value-type="string">
            <text:p>R2:</text:p>
          </table:table-cell>
          <table:table-cell office:value-type="float" office:value="123749582346769" calcext:value-type="float">
            <text:p>123749582346769</text:p>
          </table:table-cell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ult: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s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ult: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lt: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lt: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ult: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ult: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s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ult: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ult: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out:</text:p>
          </table:table-cell>
          <table:table-cell office:value-type="float" office:value="1523112451" calcext:value-type="float">
            <text:p>1523112451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s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:</text:p>
          </table:table-cell>
          <table:table-cell office:value-type="float" office:value="1523112451" calcext:value-type="float">
            <text:p>1523112451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:</text:p>
          </table:table-cell>
          <table:table-cell office:value-type="float" office:value="1898940738" calcext:value-type="float">
            <text:p>1898940738</text:p>
          </table:table-cell>
          <table:table-cell table:number-columns-repeated="9"/>
          <table:table-cell office:value-type="string" calcext:value-type="string">
            <text:p>inout:</text:p>
          </table:table-cell>
          <table:table-cell office:value-type="float" office:value="102342860" calcext:value-type="float">
            <text:p>102342860</text:p>
          </table:table-cell>
          <table:table-cell table:number-columns-repeated="10"/>
          <table:table-cell office:value-type="string" calcext:value-type="string">
            <text:p>inout:</text:p>
          </table:table-cell>
          <table:table-cell office:value-type="float" office:value="102342860" calcext:value-type="float">
            <text:p>1023428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:</text:p>
          </table:table-cell>
          <table:table-cell office:value-type="float" office:value="3.4222113021871E+018" calcext:value-type="float">
            <text:p>3422211302187100000</text:p>
          </table:table-cell>
          <table:table-cell table:number-columns-repeated="9"/>
          <table:table-cell office:value-type="string" calcext:value-type="string">
            <text:p>R3:</text:p>
          </table:table-cell>
          <table:table-cell office:value-type="float" office:value="102342860" calcext:value-type="float">
            <text:p>102342860</text:p>
          </table:table-cell>
          <table:table-cell table:number-columns-repeated="10"/>
          <table:table-cell office:value-type="string" calcext:value-type="string">
            <text:p>R3:</text:p>
          </table:table-cell>
          <table:table-cell office:value-type="float" office:value="102342860" calcext:value-type="float">
            <text:p>1023428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3.54495215601806E+018" calcext:value-type="float">
            <text:p>3544952156018060000</text:p>
          </table:table-cell>
          <table:table-cell table:number-columns-repeated="9"/>
          <table:table-cell office:value-type="string" calcext:value-type="string">
            <text:p>R4:</text:p>
          </table:table-cell>
          <table:table-cell office:value-type="float" office:value="3440378097" calcext:value-type="float">
            <text:p>3440378097</text:p>
          </table:table-cell>
          <table:table-cell table:number-columns-repeated="10"/>
          <table:table-cell office:value-type="string" calcext:value-type="string">
            <text:p>R4:</text:p>
          </table:table-cell>
          <table:table-cell office:value-type="float" office:value="3440378097" calcext:value-type="float">
            <text:p>34403780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y:</text:p>
          </table:table-cell>
          <table:table-cell office:value-type="float" office:value="87408043238850" calcext:value-type="float">
            <text:p>87408043238850</text:p>
          </table:table-cell>
          <table:table-cell office:value-type="string" calcext:value-type="string">
            <text:p>R0:</text:p>
          </table:table-cell>
          <table:table-cell office:value-type="float" office:value="892365664" calcext:value-type="float">
            <text:p>892365664</text:p>
          </table:table-cell>
          <table:table-cell office:value-type="string" calcext:value-type="string">
            <text:p>R1:</text:p>
          </table:table-cell>
          <table:table-cell office:value-type="float" office:value="29315839650560" calcext:value-type="float">
            <text:p>29315839650560</text:p>
          </table:table-cell>
          <table:table-cell office:value-type="string" calcext:value-type="string">
            <text:p>R2:</text:p>
          </table:table-cell>
          <table:table-cell office:value-type="float" office:value="94381460377282" calcext:value-type="float">
            <text:p>94381460377282</text:p>
          </table:table-cell>
          <table:table-cell office:value-type="string" calcext:value-type="string">
            <text:p>c:</text:p>
          </table:table-cell>
          <table:table-cell office:value-type="float" office:value="1.34799921278483E+019" calcext:value-type="float">
            <text:p>134799921278483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m:</text:p>
          </table:table-cell>
          <table:table-cell office:value-type="float" office:value="5.9873216558633E+018" calcext:value-type="float">
            <text:p>59873216558633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sult: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y:</text:p>
          </table:table-cell>
          <table:table-cell office:value-type="float" office:value="183248732966809" calcext:value-type="float">
            <text:p>183248732966809</text:p>
          </table:table-cell>
          <table:table-cell office:value-type="string" calcext:value-type="string">
            <text:p>R0:</text:p>
          </table:table-cell>
          <table:table-cell office:value-type="float" office:value="3854323337" calcext:value-type="float">
            <text:p>3854323337</text:p>
          </table:table-cell>
          <table:table-cell office:value-type="string" calcext:value-type="string">
            <text:p>R1:</text:p>
          </table:table-cell>
          <table:table-cell office:value-type="float" office:value="264698702713939" calcext:value-type="float">
            <text:p>264698702713939</text:p>
          </table:table-cell>
          <table:table-cell office:value-type="string" calcext:value-type="string">
            <text:p>R2:</text:p>
          </table:table-cell>
          <table:table-cell office:value-type="float" office:value="94644226989002" calcext:value-type="float">
            <text:p>946442269890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ult: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: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ult: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lt: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ult: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: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ult: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out:</text:p>
          </table:table-cell>
          <table:table-cell office:value-type="float" office:value="1.84467440728319E+019" calcext:value-type="float">
            <text:p>18446744072831900000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ult: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3:</text:p>
          </table:table-cell>
          <table:table-cell office:value-type="float" office:value="1.84467440728319E+019" calcext:value-type="float">
            <text:p>18446744072831900000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ult: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4:</text:p>
          </table:table-cell>
          <table:table-cell office:value-type="float" office:value="1149945100" calcext:value-type="float">
            <text:p>1149945100</text:p>
          </table:table-cell>
          <table:table-cell table:number-columns-repeated="9"/>
          <table:table-cell office:value-type="string" calcext:value-type="string">
            <text:p>inout:</text:p>
          </table:table-cell>
          <table:table-cell office:value-type="float" office:value="1.84467440728555E+019" calcext:value-type="float">
            <text:p>184467440728555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:</text:p>
          </table:table-cell>
          <table:table-cell office:value-type="float" office:value="3.83268134476454E+018" calcext:value-type="float">
            <text:p>3832681344764540000</text:p>
          </table:table-cell>
          <table:table-cell table:number-columns-repeated="9"/>
          <table:table-cell office:value-type="string" calcext:value-type="string">
            <text:p>R3:</text:p>
          </table:table-cell>
          <table:table-cell office:value-type="float" office:value="1.84467440728555E+019" calcext:value-type="float">
            <text:p>184467440728555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3.54495215601806E+018" calcext:value-type="float">
            <text:p>3544952156018060000</text:p>
          </table:table-cell>
          <table:table-cell table:number-columns-repeated="9"/>
          <table:table-cell office:value-type="string" calcext:value-type="string">
            <text:p>R4:</text:p>
          </table:table-cell>
          <table:table-cell office:value-type="float" office:value="2952453304" calcext:value-type="float">
            <text:p>29524533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y:</text:p>
          </table:table-cell>
          <table:table-cell office:value-type="float" office:value="172772957308673" calcext:value-type="float">
            <text:p>172772957308673</text:p>
          </table:table-cell>
          <table:table-cell office:value-type="string" calcext:value-type="string">
            <text:p>R0:</text:p>
          </table:table-cell>
          <table:table-cell office:value-type="float" office:value="1811211776" calcext:value-type="float">
            <text:p>1811211776</text:p>
          </table:table-cell>
          <table:table-cell office:value-type="string" calcext:value-type="string">
            <text:p>R1:</text:p>
          </table:table-cell>
          <table:table-cell office:value-type="float" office:value="58822419857408" calcext:value-type="float">
            <text:p>58822419857408</text:p>
          </table:table-cell>
          <table:table-cell office:value-type="string" calcext:value-type="string">
            <text:p>R2:</text:p>
          </table:table-cell>
          <table:table-cell office:value-type="float" office:value="185119529731841" calcext:value-type="float">
            <text:p>185119529731841</text:p>
          </table:table-cell>
          <table:table-cell office:value-type="string" calcext:value-type="string">
            <text:p>c:</text:p>
          </table:table-cell>
          <table:table-cell office:value-type="float" office:value="1.34799921278483E+019" calcext:value-type="float">
            <text:p>134799921278483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ult: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:</text:p>
          </table:table-cell>
          <table:table-cell office:value-type="float" office:value="1.6554192684868E+019" calcext:value-type="float">
            <text:p>165541926848680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y:</text:p>
          </table:table-cell>
          <table:table-cell office:value-type="float" office:value="123470625901908" calcext:value-type="float">
            <text:p>123470625901908</text:p>
          </table:table-cell>
          <table:table-cell office:value-type="string" calcext:value-type="string">
            <text:p>R0:</text:p>
          </table:table-cell>
          <table:table-cell office:value-type="float" office:value="4243448298" calcext:value-type="float">
            <text:p>4243448298</text:p>
          </table:table-cell>
          <table:table-cell office:value-type="string" calcext:value-type="string">
            <text:p>R1:</text:p>
          </table:table-cell>
          <table:table-cell office:value-type="float" office:value="140288059260757" calcext:value-type="float">
            <text:p>140288059260757</text:p>
          </table:table-cell>
          <table:table-cell office:value-type="string" calcext:value-type="string">
            <text:p>R2:</text:p>
          </table:table-cell>
          <table:table-cell office:value-type="float" office:value="17441413149185" calcext:value-type="float">
            <text:p>174414131491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ult: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ult: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sult: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lt: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lt: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ult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sult: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ult: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out:</text:p>
          </table:table-cell>
          <table:table-cell office:value-type="float" office:value="1693380961" calcext:value-type="float">
            <text:p>1693380961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3:</text:p>
          </table:table-cell>
          <table:table-cell office:value-type="float" office:value="1693380961" calcext:value-type="float">
            <text:p>1693380961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: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4:</text:p>
          </table:table-cell>
          <table:table-cell office:value-type="float" office:value="559267796" calcext:value-type="float">
            <text:p>559267796</text:p>
          </table:table-cell>
          <table:table-cell table:number-columns-repeated="9"/>
          <table:table-cell office:value-type="string" calcext:value-type="string">
            <text:p>inout:</text:p>
          </table:table-cell>
          <table:table-cell office:value-type="float" office:value="1.84467440736917E+019" calcext:value-type="float">
            <text:p>184467440736917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:</text:p>
          </table:table-cell>
          <table:table-cell office:value-type="float" office:value="7.77909534439229E+018" calcext:value-type="float">
            <text:p>7779095344392290000</text:p>
          </table:table-cell>
          <table:table-cell table:number-columns-repeated="9"/>
          <table:table-cell office:value-type="string" calcext:value-type="string">
            <text:p>R3:</text:p>
          </table:table-cell>
          <table:table-cell office:value-type="float" office:value="1.84467440736917E+019" calcext:value-type="float">
            <text:p>184467440736917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3.54495215601806E+018" calcext:value-type="float">
            <text:p>3544952156018060000</text:p>
          </table:table-cell>
          <table:table-cell table:number-columns-repeated="9"/>
          <table:table-cell office:value-type="string" calcext:value-type="string">
            <text:p>R4:</text:p>
          </table:table-cell>
          <table:table-cell office:value-type="float" office:value="1991880479" calcext:value-type="float">
            <text:p>199188047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y:</text:p>
          </table:table-cell>
          <table:table-cell office:value-type="float" office:value="200236566389559" calcext:value-type="float">
            <text:p>200236566389559</text:p>
          </table:table-cell>
          <table:table-cell office:value-type="string" calcext:value-type="string">
            <text:p>R0:</text:p>
          </table:table-cell>
          <table:table-cell office:value-type="float" office:value="342217908" calcext:value-type="float">
            <text:p>342217908</text:p>
          </table:table-cell>
          <table:table-cell office:value-type="string" calcext:value-type="string">
            <text:p>R1:</text:p>
          </table:table-cell>
          <table:table-cell office:value-type="float" office:value="11557956916648" calcext:value-type="float">
            <text:p>11557956916648</text:p>
          </table:table-cell>
          <table:table-cell office:value-type="string" calcext:value-type="string">
            <text:p>R2:</text:p>
          </table:table-cell>
          <table:table-cell office:value-type="float" office:value="207387839674015" calcext:value-type="float">
            <text:p>207387839674015</text:p>
          </table:table-cell>
          <table:table-cell office:value-type="string" calcext:value-type="string">
            <text:p>c:</text:p>
          </table:table-cell>
          <table:table-cell office:value-type="float" office:value="1.34799921278483E+019" calcext:value-type="float">
            <text:p>134799921278483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ult: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m:</text:p>
          </table:table-cell>
          <table:table-cell office:value-type="float" office:value="1.82254716646435E+019" calcext:value-type="float">
            <text:p>182254716646435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y:</text:p>
          </table:table-cell>
          <table:table-cell office:value-type="float" office:value="61509577726151" calcext:value-type="float">
            <text:p>61509577726151</text:p>
          </table:table-cell>
          <table:table-cell office:value-type="string" calcext:value-type="string">
            <text:p>R0:</text:p>
          </table:table-cell>
          <table:table-cell office:value-type="float" office:value="2466636182" calcext:value-type="float">
            <text:p>2466636182</text:p>
          </table:table-cell>
          <table:table-cell office:value-type="string" calcext:value-type="string">
            <text:p>R1:</text:p>
          </table:table-cell>
          <table:table-cell office:value-type="float" office:value="81810737347757" calcext:value-type="float">
            <text:p>81810737347757</text:p>
          </table:table-cell>
          <table:table-cell office:value-type="string" calcext:value-type="string">
            <text:p>R2:</text:p>
          </table:table-cell>
          <table:table-cell office:value-type="float" office:value="138097618052202" calcext:value-type="float">
            <text:p>1380976180522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ult: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ult: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ult: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ult: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: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ult: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ult: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sult: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ult: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ult: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out:</text:p>
          </table:table-cell>
          <table:table-cell office:value-type="float" office:value="2136228002" calcext:value-type="float">
            <text:p>2136228002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3:</text:p>
          </table:table-cell>
          <table:table-cell office:value-type="float" office:value="2136228002" calcext:value-type="float">
            <text:p>2136228002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4:</text:p>
          </table:table-cell>
          <table:table-cell office:value-type="float" office:value="1141888531" calcext:value-type="float">
            <text:p>1141888531</text:p>
          </table:table-cell>
          <table:table-cell table:number-columns-repeated="9"/>
          <table:table-cell office:value-type="string" calcext:value-type="string">
            <text:p>inout:</text:p>
          </table:table-cell>
          <table:table-cell office:value-type="float" office:value="1.84467440716771E+019" calcext:value-type="float">
            <text:p>184467440716771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:</text:p>
          </table:table-cell>
          <table:table-cell office:value-type="float" office:value="1.46981472377053E+018" calcext:value-type="float">
            <text:p>1469814723770530000</text:p>
          </table:table-cell>
          <table:table-cell table:number-columns-repeated="9"/>
          <table:table-cell office:value-type="string" calcext:value-type="string">
            <text:p>R3:</text:p>
          </table:table-cell>
          <table:table-cell office:value-type="float" office:value="1.84467440716771E+019" calcext:value-type="float">
            <text:p>184467440716771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3.54495215601806E+018" calcext:value-type="float">
            <text:p>3544952156018060000</text:p>
          </table:table-cell>
          <table:table-cell table:number-columns-repeated="9"/>
          <table:table-cell office:value-type="string" calcext:value-type="string">
            <text:p>R4:</text:p>
          </table:table-cell>
          <table:table-cell office:value-type="float" office:value="1307641209" calcext:value-type="float">
            <text:p>130764120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y:</text:p>
          </table:table-cell>
          <table:table-cell office:value-type="float" office:value="186638244571817" calcext:value-type="float">
            <text:p>186638244571817</text:p>
          </table:table-cell>
          <table:table-cell office:value-type="string" calcext:value-type="string">
            <text:p>R0:</text:p>
          </table:table-cell>
          <table:table-cell office:value-type="float" office:value="804990995" calcext:value-type="float">
            <text:p>804990995</text:p>
          </table:table-cell>
          <table:table-cell office:value-type="string" calcext:value-type="string">
            <text:p>R1:</text:p>
          </table:table-cell>
          <table:table-cell office:value-type="float" office:value="164926586486950" calcext:value-type="float">
            <text:p>164926586486950</text:p>
          </table:table-cell>
          <table:table-cell office:value-type="string" calcext:value-type="string">
            <text:p>R2:</text:p>
          </table:table-cell>
          <table:table-cell office:value-type="float" office:value="66249549605391" calcext:value-type="float">
            <text:p>66249549605391</text:p>
          </table:table-cell>
          <table:table-cell office:value-type="string" calcext:value-type="string">
            <text:p>c:</text:p>
          </table:table-cell>
          <table:table-cell office:value-type="float" office:value="1.34799921278483E+019" calcext:value-type="float">
            <text:p>134799921278483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ult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:</text:p>
          </table:table-cell>
          <table:table-cell office:value-type="float" office:value="1.05941217357918E+019" calcext:value-type="float">
            <text:p>105941217357918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y:</text:p>
          </table:table-cell>
          <table:table-cell office:value-type="float" office:value="95855790051694" calcext:value-type="float">
            <text:p>95855790051694</text:p>
          </table:table-cell>
          <table:table-cell office:value-type="string" calcext:value-type="string">
            <text:p>R0:</text:p>
          </table:table-cell>
          <table:table-cell office:value-type="float" office:value="2971460755" calcext:value-type="float">
            <text:p>2971460755</text:p>
          </table:table-cell>
          <table:table-cell office:value-type="string" calcext:value-type="string">
            <text:p>R1:</text:p>
          </table:table-cell>
          <table:table-cell office:value-type="float" office:value="239869518451879" calcext:value-type="float">
            <text:p>239869518451879</text:p>
          </table:table-cell>
          <table:table-cell office:value-type="string" calcext:value-type="string">
            <text:p>R2:</text:p>
          </table:table-cell>
          <table:table-cell office:value-type="float" office:value="155060451427785" calcext:value-type="float">
            <text:p>1550604514277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ult: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ult: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ult: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ult: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lt: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ult: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out:</text:p>
          </table:table-cell>
          <table:table-cell office:value-type="float" office:value="410489796" calcext:value-type="float">
            <text:p>410489796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3:</text:p>
          </table:table-cell>
          <table:table-cell office:value-type="float" office:value="410489796" calcext:value-type="float">
            <text:p>410489796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4:</text:p>
          </table:table-cell>
          <table:table-cell office:value-type="float" office:value="2776182823" calcext:value-type="float">
            <text:p>2776182823</text:p>
          </table:table-cell>
          <table:table-cell table:number-columns-repeated="9"/>
          <table:table-cell office:value-type="string" calcext:value-type="string">
            <text:p>inout:</text:p>
          </table:table-cell>
          <table:table-cell office:value-type="float" office:value="1.84467440727988E+019" calcext:value-type="float">
            <text:p>184467440727988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:</text:p>
          </table:table-cell>
          <table:table-cell office:value-type="float" office:value="3.45741000007096E+018" calcext:value-type="float">
            <text:p>3457410000070960000</text:p>
          </table:table-cell>
          <table:table-cell table:number-columns-repeated="9"/>
          <table:table-cell office:value-type="string" calcext:value-type="string">
            <text:p>R3:</text:p>
          </table:table-cell>
          <table:table-cell office:value-type="float" office:value="1.84467440727988E+019" calcext:value-type="float">
            <text:p>184467440727988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3.54495215601806E+018" calcext:value-type="float">
            <text:p>3544952156018060000</text:p>
          </table:table-cell>
          <table:table-cell table:number-columns-repeated="9"/>
          <table:table-cell office:value-type="string" calcext:value-type="string">
            <text:p>R4:</text:p>
          </table:table-cell>
          <table:table-cell office:value-type="float" office:value="3170816389" calcext:value-type="float">
            <text:p>317081638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y:</text:p>
          </table:table-cell>
          <table:table-cell office:value-type="float" office:value="95855790051694" calcext:value-type="float">
            <text:p>95855790051694</text:p>
          </table:table-cell>
          <table:table-cell office:value-type="string" calcext:value-type="string">
            <text:p>R0:</text:p>
          </table:table-cell>
          <table:table-cell office:value-type="float" office:value="2971460755" calcext:value-type="float">
            <text:p>2971460755</text:p>
          </table:table-cell>
          <table:table-cell office:value-type="string" calcext:value-type="string">
            <text:p>R1:</text:p>
          </table:table-cell>
          <table:table-cell office:value-type="float" office:value="239869518451879" calcext:value-type="float">
            <text:p>239869518451879</text:p>
          </table:table-cell>
          <table:table-cell office:value-type="string" calcext:value-type="string">
            <text:p>R2:</text:p>
          </table:table-cell>
          <table:table-cell office:value-type="float" office:value="155060451427785" calcext:value-type="float">
            <text:p>155060451427785</text:p>
          </table:table-cell>
          <table:table-cell office:value-type="string" calcext:value-type="string">
            <text:p>c:</text:p>
          </table:table-cell>
          <table:table-cell office:value-type="float" office:value="1.34799921278483E+019" calcext:value-type="float">
            <text:p>134799921278483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m:</text:p>
          </table:table-cell>
          <table:table-cell office:value-type="float" office:value="1.27623267648775E+019" calcext:value-type="float">
            <text:p>127623267648775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y:</text:p>
          </table:table-cell>
          <table:table-cell office:value-type="float" office:value="186638244571817" calcext:value-type="float">
            <text:p>186638244571817</text:p>
          </table:table-cell>
          <table:table-cell office:value-type="string" calcext:value-type="string">
            <text:p>R0:</text:p>
          </table:table-cell>
          <table:table-cell office:value-type="float" office:value="804990995" calcext:value-type="float">
            <text:p>804990995</text:p>
          </table:table-cell>
          <table:table-cell office:value-type="string" calcext:value-type="string">
            <text:p>R1:</text:p>
          </table:table-cell>
          <table:table-cell office:value-type="float" office:value="164926586486950" calcext:value-type="float">
            <text:p>164926586486950</text:p>
          </table:table-cell>
          <table:table-cell office:value-type="string" calcext:value-type="string">
            <text:p>R2:</text:p>
          </table:table-cell>
          <table:table-cell office:value-type="float" office:value="66249549605391" calcext:value-type="float">
            <text:p>662495496053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ult: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ult: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lt: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ult: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ult: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ult: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out:</text:p>
          </table:table-cell>
          <table:table-cell office:value-type="float" office:value="1.84467440727988E+019" calcext:value-type="float">
            <text:p>18446744072798800000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3:</text:p>
          </table:table-cell>
          <table:table-cell office:value-type="float" office:value="1.84467440727988E+019" calcext:value-type="float">
            <text:p>18446744072798800000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ult: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4:</text:p>
          </table:table-cell>
          <table:table-cell office:value-type="float" office:value="3170816389" calcext:value-type="float">
            <text:p>3170816389</text:p>
          </table:table-cell>
          <table:table-cell table:number-columns-repeated="9"/>
          <table:table-cell office:value-type="string" calcext:value-type="string">
            <text:p>inout:</text:p>
          </table:table-cell>
          <table:table-cell office:value-type="float" office:value="410489796" calcext:value-type="float">
            <text:p>41048979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:</text:p>
          </table:table-cell>
          <table:table-cell office:value-type="float" office:value="1.27623267665391E+019" calcext:value-type="float">
            <text:p>12762326766539100000</text:p>
          </table:table-cell>
          <table:table-cell table:number-columns-repeated="9"/>
          <table:table-cell office:value-type="string" calcext:value-type="string">
            <text:p>R3:</text:p>
          </table:table-cell>
          <table:table-cell office:value-type="float" office:value="410489796" calcext:value-type="float">
            <text:p>41048979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3.54495215601806E+018" calcext:value-type="float">
            <text:p>3544952156018060000</text:p>
          </table:table-cell>
          <table:table-cell table:number-columns-repeated="9"/>
          <table:table-cell office:value-type="string" calcext:value-type="string">
            <text:p>R4:</text:p>
          </table:table-cell>
          <table:table-cell office:value-type="float" office:value="2776182823" calcext:value-type="float">
            <text:p>277618282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y:</text:p>
          </table:table-cell>
          <table:table-cell office:value-type="float" office:value="61509577726151" calcext:value-type="float">
            <text:p>61509577726151</text:p>
          </table:table-cell>
          <table:table-cell office:value-type="string" calcext:value-type="string">
            <text:p>R0:</text:p>
          </table:table-cell>
          <table:table-cell office:value-type="float" office:value="2466636182" calcext:value-type="float">
            <text:p>2466636182</text:p>
          </table:table-cell>
          <table:table-cell office:value-type="string" calcext:value-type="string">
            <text:p>R1:</text:p>
          </table:table-cell>
          <table:table-cell office:value-type="float" office:value="81810737347757" calcext:value-type="float">
            <text:p>81810737347757</text:p>
          </table:table-cell>
          <table:table-cell office:value-type="string" calcext:value-type="string">
            <text:p>R2:</text:p>
          </table:table-cell>
          <table:table-cell office:value-type="float" office:value="138097618052202" calcext:value-type="float">
            <text:p>138097618052202</text:p>
          </table:table-cell>
          <table:table-cell office:value-type="string" calcext:value-type="string">
            <text:p>c:</text:p>
          </table:table-cell>
          <table:table-cell office:value-type="float" office:value="1.34799921278483E+019" calcext:value-type="float">
            <text:p>134799921278483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ult: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m:</text:p>
          </table:table-cell>
          <table:table-cell office:value-type="float" office:value="3.45740999744172E+018" calcext:value-type="float">
            <text:p>345740999744172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ult: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y:</text:p>
          </table:table-cell>
          <table:table-cell office:value-type="float" office:value="200236566389559" calcext:value-type="float">
            <text:p>200236566389559</text:p>
          </table:table-cell>
          <table:table-cell office:value-type="string" calcext:value-type="string">
            <text:p>R0:</text:p>
          </table:table-cell>
          <table:table-cell office:value-type="float" office:value="342217908" calcext:value-type="float">
            <text:p>342217908</text:p>
          </table:table-cell>
          <table:table-cell office:value-type="string" calcext:value-type="string">
            <text:p>R1:</text:p>
          </table:table-cell>
          <table:table-cell office:value-type="float" office:value="11557956916648" calcext:value-type="float">
            <text:p>11557956916648</text:p>
          </table:table-cell>
          <table:table-cell office:value-type="string" calcext:value-type="string">
            <text:p>R2:</text:p>
          </table:table-cell>
          <table:table-cell office:value-type="float" office:value="207387839674015" calcext:value-type="float">
            <text:p>2073878396740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ult: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ult: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sult: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ult: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ult: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ult: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: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out:</text:p>
          </table:table-cell>
          <table:table-cell office:value-type="float" office:value="1.84467440716771E+019" calcext:value-type="float">
            <text:p>18446744071677100000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ult: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3:</text:p>
          </table:table-cell>
          <table:table-cell office:value-type="float" office:value="1.84467440716771E+019" calcext:value-type="float">
            <text:p>18446744071677100000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ult: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4:</text:p>
          </table:table-cell>
          <table:table-cell office:value-type="float" office:value="1307641209" calcext:value-type="float">
            <text:p>1307641209</text:p>
          </table:table-cell>
          <table:table-cell table:number-columns-repeated="9"/>
          <table:table-cell office:value-type="string" calcext:value-type="string">
            <text:p>inout:</text:p>
          </table:table-cell>
          <table:table-cell office:value-type="float" office:value="2136228002" calcext:value-type="float">
            <text:p>213622800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:</text:p>
          </table:table-cell>
          <table:table-cell office:value-type="float" office:value="1.05941217370638E+019" calcext:value-type="float">
            <text:p>10594121737063800000</text:p>
          </table:table-cell>
          <table:table-cell table:number-columns-repeated="9"/>
          <table:table-cell office:value-type="string" calcext:value-type="string">
            <text:p>R3:</text:p>
          </table:table-cell>
          <table:table-cell office:value-type="float" office:value="2136228002" calcext:value-type="float">
            <text:p>213622800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3.54495215601806E+018" calcext:value-type="float">
            <text:p>3544952156018060000</text:p>
          </table:table-cell>
          <table:table-cell table:number-columns-repeated="9"/>
          <table:table-cell office:value-type="string" calcext:value-type="string">
            <text:p>R4:</text:p>
          </table:table-cell>
          <table:table-cell office:value-type="float" office:value="1141888531" calcext:value-type="float">
            <text:p>114188853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y:</text:p>
          </table:table-cell>
          <table:table-cell office:value-type="float" office:value="123470625901908" calcext:value-type="float">
            <text:p>123470625901908</text:p>
          </table:table-cell>
          <table:table-cell office:value-type="string" calcext:value-type="string">
            <text:p>R0:</text:p>
          </table:table-cell>
          <table:table-cell office:value-type="float" office:value="4243448298" calcext:value-type="float">
            <text:p>4243448298</text:p>
          </table:table-cell>
          <table:table-cell office:value-type="string" calcext:value-type="string">
            <text:p>R1:</text:p>
          </table:table-cell>
          <table:table-cell office:value-type="float" office:value="140288059260757" calcext:value-type="float">
            <text:p>140288059260757</text:p>
          </table:table-cell>
          <table:table-cell office:value-type="string" calcext:value-type="string">
            <text:p>R2:</text:p>
          </table:table-cell>
          <table:table-cell office:value-type="float" office:value="17441413149185" calcext:value-type="float">
            <text:p>17441413149185</text:p>
          </table:table-cell>
          <table:table-cell office:value-type="string" calcext:value-type="string">
            <text:p>c:</text:p>
          </table:table-cell>
          <table:table-cell office:value-type="float" office:value="1.34799921278483E+019" calcext:value-type="float">
            <text:p>134799921278483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m:</text:p>
          </table:table-cell>
          <table:table-cell office:value-type="float" office:value="1.46981472477675E+018" calcext:value-type="float">
            <text:p>146981472477675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sult: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y:</text:p>
          </table:table-cell>
          <table:table-cell office:value-type="float" office:value="172772957308673" calcext:value-type="float">
            <text:p>172772957308673</text:p>
          </table:table-cell>
          <table:table-cell office:value-type="string" calcext:value-type="string">
            <text:p>R0:</text:p>
          </table:table-cell>
          <table:table-cell office:value-type="float" office:value="1811211776" calcext:value-type="float">
            <text:p>1811211776</text:p>
          </table:table-cell>
          <table:table-cell office:value-type="string" calcext:value-type="string">
            <text:p>R1:</text:p>
          </table:table-cell>
          <table:table-cell office:value-type="float" office:value="58822419857408" calcext:value-type="float">
            <text:p>58822419857408</text:p>
          </table:table-cell>
          <table:table-cell office:value-type="string" calcext:value-type="string">
            <text:p>R2:</text:p>
          </table:table-cell>
          <table:table-cell office:value-type="float" office:value="185119529731841" calcext:value-type="float">
            <text:p>1851195297318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lt: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ult: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ult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ult: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ult: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lt: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ult: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out:</text:p>
          </table:table-cell>
          <table:table-cell office:value-type="float" office:value="1.84467440736917E+019" calcext:value-type="float">
            <text:p>18446744073691700000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sult: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3:</text:p>
          </table:table-cell>
          <table:table-cell office:value-type="float" office:value="1.84467440736917E+019" calcext:value-type="float">
            <text:p>18446744073691700000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: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4:</text:p>
          </table:table-cell>
          <table:table-cell office:value-type="float" office:value="1991880479" calcext:value-type="float">
            <text:p>1991880479</text:p>
          </table:table-cell>
          <table:table-cell table:number-columns-repeated="9"/>
          <table:table-cell office:value-type="string" calcext:value-type="string">
            <text:p>inout:</text:p>
          </table:table-cell>
          <table:table-cell office:value-type="float" office:value="1693380961" calcext:value-type="float">
            <text:p>169338096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:</text:p>
          </table:table-cell>
          <table:table-cell office:value-type="float" office:value="1.82254716660312E+019" calcext:value-type="float">
            <text:p>18225471666031200000</text:p>
          </table:table-cell>
          <table:table-cell table:number-columns-repeated="9"/>
          <table:table-cell office:value-type="string" calcext:value-type="string">
            <text:p>R3:</text:p>
          </table:table-cell>
          <table:table-cell office:value-type="float" office:value="1693380961" calcext:value-type="float">
            <text:p>169338096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3.54495215601806E+018" calcext:value-type="float">
            <text:p>3544952156018060000</text:p>
          </table:table-cell>
          <table:table-cell table:number-columns-repeated="9"/>
          <table:table-cell office:value-type="string" calcext:value-type="string">
            <text:p>R4:</text:p>
          </table:table-cell>
          <table:table-cell office:value-type="float" office:value="559267796" calcext:value-type="float">
            <text:p>55926779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y:</text:p>
          </table:table-cell>
          <table:table-cell office:value-type="float" office:value="183248732966809" calcext:value-type="float">
            <text:p>183248732966809</text:p>
          </table:table-cell>
          <table:table-cell office:value-type="string" calcext:value-type="string">
            <text:p>R0:</text:p>
          </table:table-cell>
          <table:table-cell office:value-type="float" office:value="3854323337" calcext:value-type="float">
            <text:p>3854323337</text:p>
          </table:table-cell>
          <table:table-cell office:value-type="string" calcext:value-type="string">
            <text:p>R1:</text:p>
          </table:table-cell>
          <table:table-cell office:value-type="float" office:value="264698702713939" calcext:value-type="float">
            <text:p>264698702713939</text:p>
          </table:table-cell>
          <table:table-cell office:value-type="string" calcext:value-type="string">
            <text:p>R2:</text:p>
          </table:table-cell>
          <table:table-cell office:value-type="float" office:value="94644226989002" calcext:value-type="float">
            <text:p>94644226989002</text:p>
          </table:table-cell>
          <table:table-cell office:value-type="string" calcext:value-type="string">
            <text:p>c:</text:p>
          </table:table-cell>
          <table:table-cell office:value-type="float" office:value="1.34799921278483E+019" calcext:value-type="float">
            <text:p>134799921278483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m:</text:p>
          </table:table-cell>
          <table:table-cell office:value-type="float" office:value="7.77909534494244E+018" calcext:value-type="float">
            <text:p>777909534494244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: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y:</text:p>
          </table:table-cell>
          <table:table-cell office:value-type="float" office:value="87408043238850" calcext:value-type="float">
            <text:p>87408043238850</text:p>
          </table:table-cell>
          <table:table-cell office:value-type="string" calcext:value-type="string">
            <text:p>R0:</text:p>
          </table:table-cell>
          <table:table-cell office:value-type="float" office:value="892365664" calcext:value-type="float">
            <text:p>892365664</text:p>
          </table:table-cell>
          <table:table-cell office:value-type="string" calcext:value-type="string">
            <text:p>R1:</text:p>
          </table:table-cell>
          <table:table-cell office:value-type="float" office:value="29315839650560" calcext:value-type="float">
            <text:p>29315839650560</text:p>
          </table:table-cell>
          <table:table-cell office:value-type="string" calcext:value-type="string">
            <text:p>R2:</text:p>
          </table:table-cell>
          <table:table-cell office:value-type="float" office:value="94381460377282" calcext:value-type="float">
            <text:p>943814603772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lt: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sult: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: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ult: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ult: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ult: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ult: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ult: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out:</text:p>
          </table:table-cell>
          <table:table-cell office:value-type="float" office:value="1.84467440728555E+019" calcext:value-type="float">
            <text:p>18446744072855500000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ult: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3:</text:p>
          </table:table-cell>
          <table:table-cell office:value-type="float" office:value="1.84467440728555E+019" calcext:value-type="float">
            <text:p>18446744072855500000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4:</text:p>
          </table:table-cell>
          <table:table-cell office:value-type="float" office:value="2952453304" calcext:value-type="float">
            <text:p>2952453304</text:p>
          </table:table-cell>
          <table:table-cell table:number-columns-repeated="9"/>
          <table:table-cell office:value-type="string" calcext:value-type="string">
            <text:p>inout:</text:p>
          </table:table-cell>
          <table:table-cell office:value-type="float" office:value="1.84467440728319E+019" calcext:value-type="float">
            <text:p>184467440728319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:</text:p>
          </table:table-cell>
          <table:table-cell office:value-type="float" office:value="1.65541926820186E+019" calcext:value-type="float">
            <text:p>16554192682018600000</text:p>
          </table:table-cell>
          <table:table-cell table:number-columns-repeated="9"/>
          <table:table-cell office:value-type="string" calcext:value-type="string">
            <text:p>R3:</text:p>
          </table:table-cell>
          <table:table-cell office:value-type="float" office:value="1.84467440728319E+019" calcext:value-type="float">
            <text:p>184467440728319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3.54495215601806E+018" calcext:value-type="float">
            <text:p>3544952156018060000</text:p>
          </table:table-cell>
          <table:table-cell table:number-columns-repeated="9"/>
          <table:table-cell office:value-type="string" calcext:value-type="string">
            <text:p>R4:</text:p>
          </table:table-cell>
          <table:table-cell office:value-type="float" office:value="1149945100" calcext:value-type="float">
            <text:p>11499451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y:</text:p>
          </table:table-cell>
          <table:table-cell office:value-type="float" office:value="99935827144885" calcext:value-type="float">
            <text:p>99935827144885</text:p>
          </table:table-cell>
          <table:table-cell office:value-type="string" calcext:value-type="string">
            <text:p>R0:</text:p>
          </table:table-cell>
          <table:table-cell office:value-type="float" office:value="1394031954" calcext:value-type="float">
            <text:p>1394031954</text:p>
          </table:table-cell>
          <table:table-cell office:value-type="string" calcext:value-type="string">
            <text:p>R1:</text:p>
          </table:table-cell>
          <table:table-cell office:value-type="float" office:value="46629094664868" calcext:value-type="float">
            <text:p>46629094664868</text:p>
          </table:table-cell>
          <table:table-cell office:value-type="string" calcext:value-type="string">
            <text:p>R2:</text:p>
          </table:table-cell>
          <table:table-cell office:value-type="float" office:value="123749582346769" calcext:value-type="float">
            <text:p>123749582346769</text:p>
          </table:table-cell>
          <table:table-cell office:value-type="string" calcext:value-type="string">
            <text:p>c:</text:p>
          </table:table-cell>
          <table:table-cell office:value-type="float" office:value="1.34799921278483E+019" calcext:value-type="float">
            <text:p>134799921278483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:</text:p>
          </table:table-cell>
          <table:table-cell office:value-type="float" office:value="3.83268134375012E+018" calcext:value-type="float">
            <text:p>383268134375012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y:</text:p>
          </table:table-cell>
          <table:table-cell office:value-type="float" office:value="229380565932179" calcext:value-type="float">
            <text:p>229380565932179</text:p>
          </table:table-cell>
          <table:table-cell office:value-type="string" calcext:value-type="string">
            <text:p>R0:</text:p>
          </table:table-cell>
          <table:table-cell office:value-type="float" office:value="796795660" calcext:value-type="float">
            <text:p>796795660</text:p>
          </table:table-cell>
          <table:table-cell office:value-type="string" calcext:value-type="string">
            <text:p>R1:</text:p>
          </table:table-cell>
          <table:table-cell office:value-type="float" office:value="24103290431576" calcext:value-type="float">
            <text:p>24103290431576</text:p>
          </table:table-cell>
          <table:table-cell office:value-type="string" calcext:value-type="string">
            <text:p>R2:</text:p>
          </table:table-cell>
          <table:table-cell office:value-type="float" office:value="217107093975243" calcext:value-type="float">
            <text:p>2171070939752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lt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ult: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ult: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ult: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ult: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ult: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out:</text:p>
          </table:table-cell>
          <table:table-cell office:value-type="float" office:value="102342860" calcext:value-type="float">
            <text:p>102342860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3:</text:p>
          </table:table-cell>
          <table:table-cell office:value-type="float" office:value="102342860" calcext:value-type="float">
            <text:p>102342860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ult: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4:</text:p>
          </table:table-cell>
          <table:table-cell office:value-type="float" office:value="3440378097" calcext:value-type="float">
            <text:p>3440378097</text:p>
          </table:table-cell>
          <table:table-cell table:number-columns-repeated="9"/>
          <table:table-cell office:value-type="string" calcext:value-type="string">
            <text:p>inout:</text:p>
          </table:table-cell>
          <table:table-cell office:value-type="float" office:value="1523112451" calcext:value-type="float">
            <text:p>152311245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:</text:p>
          </table:table-cell>
          <table:table-cell office:value-type="float" office:value="5.98732165269136E+018" calcext:value-type="float">
            <text:p>5987321652691360000</text:p>
          </table:table-cell>
          <table:table-cell table:number-columns-repeated="9"/>
          <table:table-cell office:value-type="string" calcext:value-type="string">
            <text:p>R3:</text:p>
          </table:table-cell>
          <table:table-cell office:value-type="float" office:value="1523112451" calcext:value-type="float">
            <text:p>152311245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3.54495215601806E+018" calcext:value-type="float">
            <text:p>3544952156018060000</text:p>
          </table:table-cell>
          <table:table-cell table:number-columns-repeated="9"/>
          <table:table-cell office:value-type="string" calcext:value-type="string">
            <text:p>R4:</text:p>
          </table:table-cell>
          <table:table-cell office:value-type="float" office:value="1898940738" calcext:value-type="float">
            <text:p>189894073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y:</text:p>
          </table:table-cell>
          <table:table-cell office:value-type="float" office:value="241110343215744" calcext:value-type="float">
            <text:p>241110343215744</text:p>
          </table:table-cell>
          <table:table-cell office:value-type="string" calcext:value-type="string">
            <text:p>R0:</text:p>
          </table:table-cell>
          <table:table-cell office:value-type="float" office:value="682380920" calcext:value-type="float">
            <text:p>682380920</text:p>
          </table:table-cell>
          <table:table-cell office:value-type="string" calcext:value-type="string">
            <text:p>R1:</text:p>
          </table:table-cell>
          <table:table-cell office:value-type="float" office:value="23181417366512" calcext:value-type="float">
            <text:p>23181417366512</text:p>
          </table:table-cell>
          <table:table-cell office:value-type="string" calcext:value-type="string">
            <text:p>R2:</text:p>
          </table:table-cell>
          <table:table-cell office:value-type="float" office:value="226897627588976" calcext:value-type="float">
            <text:p>226897627588976</text:p>
          </table:table-cell>
          <table:table-cell office:value-type="string" calcext:value-type="string">
            <text:p>c:</text:p>
          </table:table-cell>
          <table:table-cell office:value-type="float" office:value="1.34799921278483E+019" calcext:value-type="float">
            <text:p>134799921278483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lt: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m:</text:p>
          </table:table-cell>
          <table:table-cell office:value-type="float" office:value="3.42221130243768E+018" calcext:value-type="float">
            <text:p>342221130243768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y:</text:p>
          </table:table-cell>
          <table:table-cell office:value-type="float" office:value="225338621705662" calcext:value-type="float">
            <text:p>225338621705662</text:p>
          </table:table-cell>
          <table:table-cell office:value-type="string" calcext:value-type="string">
            <text:p>R0:</text:p>
          </table:table-cell>
          <table:table-cell office:value-type="float" office:value="1142940194" calcext:value-type="float">
            <text:p>1142940194</text:p>
          </table:table-cell>
          <table:table-cell office:value-type="string" calcext:value-type="string">
            <text:p>R1:</text:p>
          </table:table-cell>
          <table:table-cell office:value-type="float" office:value="35738421838084" calcext:value-type="float">
            <text:p>35738421838084</text:p>
          </table:table-cell>
          <table:table-cell office:value-type="string" calcext:value-type="string">
            <text:p>R2:</text:p>
          </table:table-cell>
          <table:table-cell office:value-type="float" office:value="259971206905018" calcext:value-type="float">
            <text:p>2599712069050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lt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ult: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ult: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ult: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sult: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ult: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out:</text:p>
          </table:table-cell>
          <table:table-cell office:value-type="float" office:value="1.84467440725366E+019" calcext:value-type="float">
            <text:p>18446744072536600000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lt: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3:</text:p>
          </table:table-cell>
          <table:table-cell office:value-type="float" office:value="1.84467440725366E+019" calcext:value-type="float">
            <text:p>18446744072536600000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ult: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4:</text:p>
          </table:table-cell>
          <table:table-cell office:value-type="float" office:value="3602649739" calcext:value-type="float">
            <text:p>3602649739</text:p>
          </table:table-cell>
          <table:table-cell table:number-columns-repeated="9"/>
          <table:table-cell office:value-type="string" calcext:value-type="string">
            <text:p>inout:</text:p>
          </table:table-cell>
          <table:table-cell office:value-type="float" office:value="118022899" calcext:value-type="float">
            <text:p>11802289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:</text:p>
          </table:table-cell>
          <table:table-cell office:value-type="float" office:value="2.93080373705698E+018" calcext:value-type="float">
            <text:p>2930803737056980000</text:p>
          </table:table-cell>
          <table:table-cell table:number-columns-repeated="9"/>
          <table:table-cell office:value-type="string" calcext:value-type="string">
            <text:p>R3:</text:p>
          </table:table-cell>
          <table:table-cell office:value-type="float" office:value="118022899" calcext:value-type="float">
            <text:p>11802289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3.54495215601806E+018" calcext:value-type="float">
            <text:p>3544952156018060000</text:p>
          </table:table-cell>
          <table:table-cell table:number-columns-repeated="9"/>
          <table:table-cell office:value-type="string" calcext:value-type="string">
            <text:p>R4:</text:p>
          </table:table-cell>
          <table:table-cell office:value-type="float" office:value="1127632081" calcext:value-type="float">
            <text:p>112763208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y:</text:p>
          </table:table-cell>
          <table:table-cell office:value-type="float" office:value="1056144180966" calcext:value-type="float">
            <text:p>1056144180966</text:p>
          </table:table-cell>
          <table:table-cell office:value-type="string" calcext:value-type="string">
            <text:p>R0:</text:p>
          </table:table-cell>
          <table:table-cell office:value-type="float" office:value="2242588633" calcext:value-type="float">
            <text:p>2242588633</text:p>
          </table:table-cell>
          <table:table-cell office:value-type="string" calcext:value-type="string">
            <text:p>R1:</text:p>
          </table:table-cell>
          <table:table-cell office:value-type="float" office:value="211919434022643" calcext:value-type="float">
            <text:p>211919434022643</text:p>
          </table:table-cell>
          <table:table-cell office:value-type="string" calcext:value-type="string">
            <text:p>R2:</text:p>
          </table:table-cell>
          <table:table-cell office:value-type="float" office:value="211418448967701" calcext:value-type="float">
            <text:p>211418448967701</text:p>
          </table:table-cell>
          <table:table-cell office:value-type="string" calcext:value-type="string">
            <text:p>c:</text:p>
          </table:table-cell>
          <table:table-cell office:value-type="float" office:value="1.34799921278483E+019" calcext:value-type="float">
            <text:p>134799921278483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m:</text:p>
          </table:table-cell>
          <table:table-cell office:value-type="float" office:value="4.90889075633058E+018" calcext:value-type="float">
            <text:p>490889075633058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:</text:p>
          </table:table-cell>
          <table:table-cell office:value-type="float" office:value="66839986334412" calcext:value-type="float">
            <text:p>66839986334412</text:p>
          </table:table-cell>
          <table:table-cell office:value-type="string" calcext:value-type="string">
            <text:p>R0:</text:p>
          </table:table-cell>
          <table:table-cell office:value-type="float" office:value="1816686557" calcext:value-type="float">
            <text:p>1816686557</text:p>
          </table:table-cell>
          <table:table-cell office:value-type="string" calcext:value-type="string">
            <text:p>R1:</text:p>
          </table:table-cell>
          <table:table-cell office:value-type="float" office:value="199571296091898" calcext:value-type="float">
            <text:p>199571296091898</text:p>
          </table:table-cell>
          <table:table-cell office:value-type="string" calcext:value-type="string">
            <text:p>R2:</text:p>
          </table:table-cell>
          <table:table-cell office:value-type="float" office:value="150943229383734" calcext:value-type="float">
            <text:p>1509432293837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ult: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: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ult: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ult: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out:</text:p>
          </table:table-cell>
          <table:table-cell office:value-type="float" office:value="1.84467440735822E+019" calcext:value-type="float">
            <text:p>18446744073582200000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3:</text:p>
          </table:table-cell>
          <table:table-cell office:value-type="float" office:value="1.84467440735822E+019" calcext:value-type="float">
            <text:p>18446744073582200000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ult: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4:</text:p>
          </table:table-cell>
          <table:table-cell office:value-type="float" office:value="2475393646" calcext:value-type="float">
            <text:p>2475393646</text:p>
          </table:table-cell>
          <table:table-cell table:number-columns-repeated="9"/>
          <table:table-cell office:value-type="string" calcext:value-type="string">
            <text:p>inout:</text:p>
          </table:table-cell>
          <table:table-cell office:value-type="float" office:value="315953213" calcext:value-type="float">
            <text:p>31595321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:</text:p>
          </table:table-cell>
          <table:table-cell office:value-type="float" office:value="9.63184484025629E+018" calcext:value-type="float">
            <text:p>9631844840256290000</text:p>
          </table:table-cell>
          <table:table-cell table:number-columns-repeated="9"/>
          <table:table-cell office:value-type="string" calcext:value-type="string">
            <text:p>R3:</text:p>
          </table:table-cell>
          <table:table-cell office:value-type="float" office:value="315953213" calcext:value-type="float">
            <text:p>31595321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3.54495215601806E+018" calcext:value-type="float">
            <text:p>3544952156018060000</text:p>
          </table:table-cell>
          <table:table-cell table:number-columns-repeated="9"/>
          <table:table-cell office:value-type="string" calcext:value-type="string">
            <text:p>R4:</text:p>
          </table:table-cell>
          <table:table-cell office:value-type="float" office:value="3993050402" calcext:value-type="float">
            <text:p>399305040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y:</text:p>
          </table:table-cell>
          <table:table-cell office:value-type="float" office:value="276607296572078" calcext:value-type="float">
            <text:p>276607296572078</text:p>
          </table:table-cell>
          <table:table-cell office:value-type="string" calcext:value-type="string">
            <text:p>R0:</text:p>
          </table:table-cell>
          <table:table-cell office:value-type="float" office:value="3139947542" calcext:value-type="float">
            <text:p>3139947542</text:p>
          </table:table-cell>
          <table:table-cell office:value-type="string" calcext:value-type="string">
            <text:p>R1:</text:p>
          </table:table-cell>
          <table:table-cell office:value-type="float" office:value="104904842903725" calcext:value-type="float">
            <text:p>104904842903725</text:p>
          </table:table-cell>
          <table:table-cell office:value-type="string" calcext:value-type="string">
            <text:p>R2:</text:p>
          </table:table-cell>
          <table:table-cell office:value-type="float" office:value="181400766646787" calcext:value-type="float">
            <text:p>181400766646787</text:p>
          </table:table-cell>
          <table:table-cell office:value-type="string" calcext:value-type="string">
            <text:p>c:</text:p>
          </table:table-cell>
          <table:table-cell office:value-type="float" office:value="1.34799921278483E+019" calcext:value-type="float">
            <text:p>13479992127848300000</text:p>
          </table:table-cell>
          <table:table-cell table:number-columns-repeated="9"/>
          <table:table-cell office:value-type="string" calcext:value-type="string">
            <text:p>c:</text:p>
          </table:table-cell>
          <table:table-cell office:value-type="float" office:value="7.3504364451646E+018" calcext:value-type="float">
            <text:p>73504364451646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:</text:p>
          </table:table-cell>
          <table:table-cell office:value-type="float" office:value="7.802609352252E+018" calcext:value-type="float">
            <text:p>7802609352252000000</text:p>
          </table:table-cell>
          <table:table-cell table:number-columns-repeated="9"/>
          <table:table-cell office:value-type="string" calcext:value-type="string">
            <text:p>m:</text:p>
          </table:table-cell>
          <table:table-cell office:value-type="float" office:value="3.54495215601806E+018" calcext:value-type="float">
            <text:p>354495215601806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ult: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:</text:p>
          </table:table-cell>
          <table:table-cell office:value-type="float" office:value="81582793290822" calcext:value-type="float">
            <text:p>81582793290822</text:p>
          </table:table-cell>
          <table:table-cell office:value-type="string" calcext:value-type="string">
            <text:p>R0:</text:p>
          </table:table-cell>
          <table:table-cell office:value-type="float" office:value="2854158080" calcext:value-type="float">
            <text:p>2854158080</text:p>
          </table:table-cell>
          <table:table-cell office:value-type="string" calcext:value-type="string">
            <text:p>R1:</text:p>
          </table:table-cell>
          <table:table-cell office:value-type="float" office:value="93737619286017" calcext:value-type="float">
            <text:p>93737619286017</text:p>
          </table:table-cell>
          <table:table-cell office:value-type="string" calcext:value-type="string">
            <text:p>R2:</text:p>
          </table:table-cell>
          <table:table-cell office:value-type="float" office:value="34574555290695" calcext:value-type="float">
            <text:p>34574555290695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:</text:p>
          </table:table-cell>
          <table:table-cell office:value-type="float" office:value="81582793290822" calcext:value-type="float">
            <text:p>81582793290822</text:p>
          </table:table-cell>
          <table:table-cell office:value-type="string" calcext:value-type="string">
            <text:p>R0:</text:p>
          </table:table-cell>
          <table:table-cell office:value-type="float" office:value="2854158080" calcext:value-type="float">
            <text:p>2854158080</text:p>
          </table:table-cell>
          <table:table-cell office:value-type="string" calcext:value-type="string">
            <text:p>R1:</text:p>
          </table:table-cell>
          <table:table-cell office:value-type="float" office:value="93737619286017" calcext:value-type="float">
            <text:p>93737619286017</text:p>
          </table:table-cell>
          <table:table-cell office:value-type="string" calcext:value-type="string">
            <text:p>R2:</text:p>
          </table:table-cell>
          <table:table-cell office:value-type="float" office:value="34574555290695" calcext:value-type="float">
            <text:p>34574555290695</text:p>
          </table:table-cell>
          <table:table-cell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ult: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ult: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: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ult: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: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: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: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: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out:</text:p>
          </table:table-cell>
          <table:table-cell office:value-type="float" office:value="1309444559" calcext:value-type="float">
            <text:p>1309444559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ult: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:</text:p>
          </table:table-cell>
          <table:table-cell office:value-type="float" office:value="1309444559" calcext:value-type="float">
            <text:p>1309444559</text:p>
          </table:table-cell>
          <table:table-cell table:number-columns-repeated="9"/>
          <table:table-cell office:value-type="string" calcext:value-type="string">
            <text:p>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ult: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ult: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:</text:p>
          </table:table-cell>
          <table:table-cell office:value-type="float" office:value="1494923377" calcext:value-type="float">
            <text:p>1494923377</text:p>
          </table:table-cell>
          <table:table-cell table:number-columns-repeated="9"/>
          <table:table-cell office:value-type="string" calcext:value-type="string">
            <text:p>inout:</text:p>
          </table:table-cell>
          <table:table-cell office:value-type="float" office:value="1282286744" calcext:value-type="float">
            <text:p>1282286744</text:p>
          </table:table-cell>
          <table:table-cell table:number-columns-repeated="9"/>
          <table:table-cell office:value-type="string" calcext:value-type="string">
            <text:p>inout:</text:p>
          </table:table-cell>
          <table:table-cell office:value-type="float" office:value="1282286744" calcext:value-type="float">
            <text:p>12822867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:</text:p>
          </table:table-cell>
          <table:table-cell office:value-type="float" office:value="1.34859720077482E+019" calcext:value-type="float">
            <text:p>13485972007748200000</text:p>
          </table:table-cell>
          <table:table-cell table:number-columns-repeated="9"/>
          <table:table-cell office:value-type="string" calcext:value-type="string">
            <text:p>R3:</text:p>
          </table:table-cell>
          <table:table-cell office:value-type="float" office:value="1282286744" calcext:value-type="float">
            <text:p>1282286744</text:p>
          </table:table-cell>
          <table:table-cell table:number-columns-repeated="9"/>
          <table:table-cell office:value-type="string" calcext:value-type="string">
            <text:p>R3:</text:p>
          </table:table-cell>
          <table:table-cell office:value-type="float" office:value="1282286744" calcext:value-type="float">
            <text:p>12822867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3.54495215601806E+018" calcext:value-type="float">
            <text:p>3544952156018060000</text:p>
          </table:table-cell>
          <table:table-cell table:number-columns-repeated="9"/>
          <table:table-cell office:value-type="string" calcext:value-type="string">
            <text:p>R4:</text:p>
          </table:table-cell>
          <table:table-cell office:value-type="float" office:value="172593373" calcext:value-type="float">
            <text:p>172593373</text:p>
          </table:table-cell>
          <table:table-cell table:number-columns-repeated="9"/>
          <table:table-cell office:value-type="string" calcext:value-type="string">
            <text:p>R4:</text:p>
          </table:table-cell>
          <table:table-cell office:value-type="float" office:value="172593373" calcext:value-type="float">
            <text:p>1725933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:</text:p>
          </table:table-cell>
          <table:table-cell office:value-type="float" office:value="3702626216" calcext:value-type="float">
            <text:p>3702626216</text:p>
          </table:table-cell>
          <table:table-cell office:value-type="string" calcext:value-type="string">
            <text:p>L:</text:p>
          </table:table-cell>
          <table:table-cell office:value-type="float" office:value="3139947542" calcext:value-type="float">
            <text:p>3139947542</text:p>
          </table:table-cell>
          <table:table-cell table:number-columns-repeated="7"/>
          <table:table-cell office:value-type="string" calcext:value-type="string">
            <text:p>c:</text:p>
          </table:table-cell>
          <table:table-cell office:value-type="float" office:value="1.34799921278483E+019" calcext:value-type="float">
            <text:p>13479992127848300000</text:p>
          </table:table-cell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m:</text:p>
          </table:table-cell>
          <table:table-cell office:value-type="float" office:value="1.22585156129256E+019" calcext:value-type="float">
            <text:p>122585156129256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:</text:p>
          </table:table-cell>
          <table:table-cell office:value-type="float" office:value="1.59026585101722E+019" calcext:value-type="float">
            <text:p>15902658510172200000</text:p>
          </table:table-cell>
          <table:table-cell table:number-columns-repeated="9"/>
          <table:table-cell office:value-type="string" calcext:value-type="string">
            <text:p>R:</text:p>
          </table:table-cell>
          <table:table-cell office:value-type="float" office:value="2474009901" calcext:value-type="float">
            <text:p>2474009901</text:p>
          </table:table-cell>
          <table:table-cell office:value-type="string" calcext:value-type="string">
            <text:p>L:</text:p>
          </table:table-cell>
          <table:table-cell office:value-type="float" office:value="3138555243" calcext:value-type="float">
            <text:p>313855524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3.54495215601806E+018" calcext:value-type="float">
            <text:p>35449521560180600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FINAL]</text:p>
          </table:table-cell>
          <table:table-cell office:value-type="string" calcext:value-type="string">
            <text:p>result:</text:p>
          </table:table-cell>
          <table:table-cell office:value-type="float" office:value="1.34799921278483E+019" calcext:value-type="float">
            <text:p>13479992127848300000</text:p>
          </table:table-cell>
          <table:table-cell table:number-columns-repeated="8"/>
          <table:table-cell office:value-type="string" calcext:value-type="string">
            <text:p>c:</text:p>
          </table:table-cell>
          <table:table-cell office:value-type="float" office:value="1.34799921278483E+019" calcext:value-type="float">
            <text:p>134799921278483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0"/>
          <table:table-cell office:value-type="string" calcext:value-type="string">
            <text:p>m:</text:p>
          </table:table-cell>
          <table:table-cell office:value-type="float" office:value="1.06257916179138E+019" calcext:value-type="float">
            <text:p>10625791617913800000</text:p>
          </table:table-cell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[FINAL]</text:p>
          </table:table-cell>
          <table:table-cell office:value-type="string" calcext:value-type="string">
            <text:p>result:</text:p>
          </table:table-cell>
          <table:table-cell office:value-type="float" office:value="1.39862393845084E+018" calcext:value-type="float">
            <text:p>1398623938450840000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/00/0000</text:date>, <text:time style:data-style-name="N2" text:time-value="16:22:41.6420912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ina </meta:initial-creator>
    <meta:creation-date>2014-12-21T19:55:10.085765130</meta:creation-date>
    <meta:editing-duration>PT4H25M20S</meta:editing-duration>
    <meta:editing-cycles>2</meta:editing-cycles>
    <meta:generator>LibreOffice/4.2.7.2$Linux_X86_64 LibreOffice_project/420m0$Build-2</meta:generator>
    <dc:date>2014-12-22T20:07:41.722574827</dc:date>
    <dc:creator>paulina </dc:creator>
    <meta:document-statistic meta:table-count="4" meta:cell-count="4410" meta:object-count="0"/>
  </office:meta>
</office:document-meta>
</file>